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60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34.59mm"/>
    </style:style>
    <style:style style:name="co5" style:family="table-column">
      <style:table-column-properties fo:break-before="auto" style:column-width="36.28mm"/>
    </style:style>
    <style:style style:name="co6" style:family="table-column">
      <style:table-column-properties fo:break-before="auto" style:column-width="35.22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35.01mm"/>
    </style:style>
    <style:style style:name="co10" style:family="table-column">
      <style:table-column-properties fo:break-before="auto" style:column-width="34.47mm"/>
    </style:style>
    <style:style style:name="co11" style:family="table-column">
      <style:table-column-properties fo:break-before="auto" style:column-width="27.89mm"/>
    </style:style>
    <style:style style:name="co12" style:family="table-column">
      <style:table-column-properties fo:break-before="auto" style:column-width="35.95mm"/>
    </style:style>
    <style:style style:name="co13" style:family="table-column">
      <style:table-column-properties fo:break-before="auto" style:column-width="13.58mm"/>
    </style:style>
    <style:style style:name="co14" style:family="table-column">
      <style:table-column-properties fo:break-before="auto" style:column-width="8.27mm"/>
    </style:style>
    <style:style style:name="co15" style:family="table-column">
      <style:table-column-properties fo:break-before="auto" style:column-width="64.52mm"/>
    </style:style>
    <style:style style:name="co16" style:family="table-column">
      <style:table-column-properties fo:break-before="auto" style:column-width="16.12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2.08mm"/>
    </style:style>
    <style:style style:name="co19" style:family="table-column">
      <style:table-column-properties fo:break-before="auto" style:column-width="28.43mm"/>
    </style:style>
    <style:style style:name="co20" style:family="table-column">
      <style:table-column-properties fo:break-before="auto" style:column-width="40.32mm"/>
    </style:style>
    <style:style style:name="co21" style:family="table-column">
      <style:table-column-properties fo:break-before="auto" style:column-width="44.56mm"/>
    </style:style>
    <style:style style:name="co22" style:family="table-column">
      <style:table-column-properties fo:break-before="auto" style:column-width="59.62mm"/>
    </style:style>
    <style:style style:name="co23" style:family="table-column">
      <style:table-column-properties fo:break-before="auto" style:column-width="38.77mm"/>
    </style:style>
    <style:style style:name="co24" style:family="table-column">
      <style:table-column-properties fo:break-before="auto" style:column-width="28.01mm"/>
    </style:style>
    <style:style style:name="co25" style:family="table-column">
      <style:table-column-properties fo:break-before="auto" style:column-width="53.06mm"/>
    </style:style>
    <style:style style:name="co26" style:family="table-column">
      <style:table-column-properties fo:break-before="auto" style:column-width="54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/>
          <table:table-cell office:value-type="string" calcext:value-type="string">
            <text:p>HS eff</text:p>
          </table:table-cell>
          <table:table-cell table:formula="of:=[.I6]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1/5" office:value-type="float" office:value="54.1512" calcext:value-type="float">
            <text:p>54.15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1/4" office:value-type="float" office:value="14.715" calcext:value-type="float">
            <text:p>14.7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1" office:value-type="float" office:value="73.575" calcext:value-type="float">
            <text:p>73.5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k Panels" table:style-name="ta1">
        <table:table-column table:style-name="co2" table:number-columns-repeated="5" table:default-cell-style-name="ce1"/>
        <table:table-row table:style-name="ro2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table:number-columns-repeated="3" table:style-name="ce3" office:value-type="string" calcext:value-type="string">
            <text:p>deck Panel 01 </text:p>
          </table:table-cell>
        </table:table-row>
        <table:table-row table:style-name="ro1">
          <table:table-cell office:value-type="string" calcext:value-type="string">
            <text:p>fixed, simp_sup</text:p>
          </table:table-cell>
          <table:table-cell office:value-type="string" calcext:value-type="string">
            <text:p>bound_cond</text:p>
          </table:table-cell>
          <table:table-cell table:number-columns-repeated="3"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laminate</text:p>
          </table:table-cell>
          <table:table-cell table:number-columns-repeated="3" office:value-type="string" calcext:value-type="string">
            <text:p>BT PANEL 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res</text:p>
          </table:table-cell>
          <table:table-cell office:value-type="string" calcext:value-type="string">
            <text:p>deadrise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ir_g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ch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chine_ang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khouse_brea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table:formula="of:=[.C4]/[$Vessel.$F$5]" office:value-type="float" office:value="0.8" calcext:value-type="float">
            <text:p>0.8</text:p>
          </table:table-cell>
          <table:table-cell table:style-name="Default" table:formula="of:=[.D4]/[$Vessel.$F$5]" office:value-type="float" office:value="0.8" calcext:value-type="float">
            <text:p>0.8</text:p>
          </table:table-cell>
          <table:table-cell table:style-name="Default" table:formula="of:=[.E4]/[$Vessel.$F$5]" office:value-type="float" office:value="0.8" calcext:value-type="float">
            <text:p>0.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p z &lt; 2</text:p>
          </table:table-cell>
          <table:table-cell table:number-columns-repeated="3"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2 &lt; z &lt; 3</text:p>
          </table:table-cell>
          <table:table-cell table:style-name="Default" table:formula="of:=12-3*[.C7]" office:value-type="float" office:value="10.5" calcext:value-type="float">
            <text:p>10.5</text:p>
          </table:table-cell>
          <table:table-cell table:style-name="Default" table:formula="of:=12-3*[.D7]" office:value-type="float" office:value="4.5" calcext:value-type="float">
            <text:p>4.5</text:p>
          </table:table-cell>
          <table:table-cell table:style-name="Default" table:formula="of:=12-3*[.E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z &gt; 3</text:p>
          </table:table-cell>
          <table:table-cell table:number-columns-repeated="3"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IF([.C7]&lt;2; [.C18]; IF([.C7]&lt;3;[.C19]; [.C20]))" office:value-type="float" office:value="6" calcext:value-type="float">
            <text:p>6</text:p>
          </table:table-cell>
          <table:table-cell table:style-name="Default" table:formula="of:=IF([.D7]&lt;2; [.D18]; IF([.D7]&lt;3;[.D19]; [.D20]))" office:value-type="float" office:value="4.5" calcext:value-type="float">
            <text:p>4.5</text:p>
          </table:table-cell>
          <table:table-cell table:style-name="Default" table:formula="of:=IF([.E7]&lt;2; [.E18]; IF([.E7]&lt;3;[.E19]; [.E20]))" office:value-type="float" office:value="3" calcext:value-type="float">
            <text:p>3</text:p>
          </table:table-cell>
        </table:table-row>
      </table:table>
      <table:table table:name="Wet Deck Panels" table:style-name="ta1"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</text:p>
          </table:table-cell>
          <table:table-cell table:style-name="ce3" office:value-type="string" calcext:value-type="string">
            <text:p>Wet Deck Panel 02</text:p>
          </table:table-cell>
          <table:table-cell table:style-name="ce3" office:value-type="string" calcext:value-type="string">
            <text:p>Wet Deck Panel 03</text:p>
          </table:table-cell>
          <table:table-cell table:style-name="ce3" office:value-type="string" calcext:value-type="string">
            <text:p>Wet Deck Panel 04</text:p>
          </table:table-cell>
          <table:table-cell table:style-name="ce3" office:value-type="string" calcext:value-type="string">
            <text:p>Wet Deck Panel 05</text:p>
          </table:table-cell>
          <table:table-cell table:style-name="ce3" office:value-type="string" calcext:value-type="string">
            <text:p>Wet Deck Panel 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 table:style-name="ce1"/>
          <table:table-cell table:number-columns-repeated="4" table:style-name="ce1" office:value-type="string" calcext:value-type="string">
            <text:p>fixed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6*[.K2]-3.8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  <table:table-cell office:value-type="float" office:value="0.71" calcext:value-type="float">
            <text:p>0.71</text:p>
          </table:table-cell>
          <table:table-cell table:formula="of:=6*[.K3]-3.8"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formula="of:=6*[.K4]-3.8"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6*[.K5]-3.8" office:value-type="float" office:value="0.58" calcext:value-type="float">
            <text:p>0.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formula="of:=6*[.K6]-3.8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6*[.K7]-3.8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formula="of:=6*[.K8]-3.8" office:value-type="float" office:value="0.760000000000001" calcext:value-type="float">
            <text:p>0.76000000000000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formula="of:=6*[.K9]-3.8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formula="of:=6*[.K10]-3.8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formula="of:=6*[.K11]-3.8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6*[.K12]-3.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65" calcext:value-type="float">
            <text:p>0.65</text:p>
          </table:table-cell>
          <table:table-cell table:formula="of:=[.D4]/[$Vessel.$F$5]" office:value-type="float" office:value="0.75" calcext:value-type="float">
            <text:p>0.75</text:p>
          </table:table-cell>
          <table:table-cell table:formula="of:=[.E4]/[$Vessel.$F$5]" office:value-type="float" office:value="0.95" calcext:value-type="float">
            <text:p>0.95</text:p>
          </table:table-cell>
          <table:table-cell table:formula="of:=[.F4]/[$Vessel.$F$5]" office:value-type="float" office:value="0.65" calcext:value-type="float">
            <text:p>0.65</text:p>
          </table:table-cell>
          <table:table-cell table:formula="of:=[.G4]/[$Vessel.$F$5]" office:value-type="float" office:value="0.95" calcext:value-type="float">
            <text:p>0.95</text:p>
          </table:table-cell>
          <table:table-cell table:formula="of:=[.H4]/[$Vessel.$F$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61" calcext:value-type="float">
            <text:p>0.61</text:p>
          </table:table-cell>
          <table:table-cell table:formula="of:=([.F7]-[$Vessel.$C$10])" office:value-type="float" office:value="1.01" calcext:value-type="float">
            <text:p>1.01</text:p>
          </table:table-cell>
          <table:table-cell table:formula="of:=([.G7]-[$Vessel.$C$10])" office:value-type="float" office:value="1.51" calcext:value-type="float">
            <text:p>1.51</text:p>
          </table:table-cell>
          <table:table-cell table:formula="of:=([.H7]-[$Vessel.$C$10])" office:value-type="float" office:value="1.51" calcext:value-type="float">
            <text:p>1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725" calcext:value-type="float">
            <text:p>17.725</text:p>
          </table:table-cell>
          <table:table-cell table:formula="of:=10*([$Vessel.$C$9]+0.75*[.F19]-(1-0.25*[.F19]/[$Vessel.$C$9])*([.F7]-[$Vessel.$C$10]))" office:value-type="float" office:value="17.225" calcext:value-type="float">
            <text:p>17.225</text:p>
          </table:table-cell>
          <table:table-cell table:formula="of:=10*([$Vessel.$C$9]+0.75*[.G19]-(1-0.25*[.G19]/[$Vessel.$C$9])*([.G7]-[$Vessel.$C$10]))" office:value-type="float" office:value="16.6" calcext:value-type="float">
            <text:p>16.6</text:p>
          </table:table-cell>
          <table:table-cell table:formula="of:=10*([$Vessel.$C$9]+0.75*[.H19]-(1-0.25*[.H19]/[$Vessel.$C$9])*([.H7]-[$Vessel.$C$10]))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.375" calcext:value-type="float">
            <text:p>12.375</text:p>
          </table:table-cell>
          <table:table-cell table:formula="of:=10*([$Vessel.$C$9]+0.75*[.F20]-(1-0.25*[.F20]/[$Vessel.$C$9])*([.F7]-[$Vessel.$C$10]))" office:value-type="float" office:value="10.875" calcext:value-type="float">
            <text:p>10.875</text:p>
          </table:table-cell>
          <table:table-cell table:formula="of:=10*([$Vessel.$C$9]+0.75*[.G20]-(1-0.25*[.G20]/[$Vessel.$C$9])*([.G7]-[$Vessel.$C$10]))" office:value-type="float" office:value="9" calcext:value-type="float">
            <text:p>9</text:p>
          </table:table-cell>
          <table:table-cell table:formula="of:=10*([$Vessel.$C$9]+0.75*[.H20]-(1-0.25*[.H20]/[$Vessel.$C$9])*([.H7]-[$Vessel.$C$10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6.85" calcext:value-type="float">
            <text:p>16.85</text:p>
          </table:table-cell>
          <table:table-cell table:formula="of:=10*([$Vessel.$C$9]+[.F19]-([.F7]-[$Vessel.$C$10]))" office:value-type="float" office:value="12.85" calcext:value-type="float">
            <text:p>12.85</text:p>
          </table:table-cell>
          <table:table-cell table:formula="of:=10*([$Vessel.$C$9]+[.G19]-([.G7]-[$Vessel.$C$10]))" office:value-type="float" office:value="7.85" calcext:value-type="float">
            <text:p>7.85</text:p>
          </table:table-cell>
          <table:table-cell table:formula="of:=10*([$Vessel.$C$9]+[.H19]-([.H7]-[$Vessel.$C$10])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1.75" calcext:value-type="float">
            <text:p>11.75</text:p>
          </table:table-cell>
          <table:table-cell table:formula="of:=10*([$Vessel.$C$9]+[.F20]-([.F7]-[$Vessel.$C$10]))" office:value-type="float" office:value="7.75" calcext:value-type="float">
            <text:p>7.75</text:p>
          </table:table-cell>
          <table:table-cell table:formula="of:=10*([$Vessel.$C$9]+[.G20]-([.G7]-[$Vessel.$C$10]))" office:value-type="float" office:value="2.75" calcext:value-type="float">
            <text:p>2.75</text:p>
          </table:table-cell>
          <table:table-cell table:formula="of:=10*([$Vessel.$C$9]+[.H20]-([.H7]-[$Vessel.$C$10])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6.85" calcext:value-type="float">
            <text:p>16.85</text:p>
          </table:table-cell>
          <table:table-cell table:formula="of:=IF([.F$7]&lt;0;[.F23];[.F25])" office:value-type="float" office:value="12.85" calcext:value-type="float">
            <text:p>12.85</text:p>
          </table:table-cell>
          <table:table-cell table:formula="of:=IF([.G$7]&lt;0;[.G23];[.G25])" office:value-type="float" office:value="7.85" calcext:value-type="float">
            <text:p>7.85</text:p>
          </table:table-cell>
          <table:table-cell table:formula="of:=IF([.H$7]&lt;0;[.H23];[.H25]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1.75" calcext:value-type="float">
            <text:p>11.75</text:p>
          </table:table-cell>
          <table:table-cell table:formula="of:=IF([.F$7]&lt;0;[.F24];[.F26])" office:value-type="float" office:value="7.75" calcext:value-type="float">
            <text:p>7.75</text:p>
          </table:table-cell>
          <table:table-cell table:formula="of:=IF([.G$7]&lt;0;[.G24];[.G26])" office:value-type="float" office:value="2.75" calcext:value-type="float">
            <text:p>2.75</text:p>
          </table:table-cell>
          <table:table-cell table:formula="of:=IF([.H$7]&lt;0;[.H24];[.H26]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1.75" calcext:value-type="float">
            <text:p>11.75</text:p>
          </table:table-cell>
          <table:table-cell table:formula="of:=MAX([.F28];[.F22])" office:value-type="float" office:value="10" calcext:value-type="float">
            <text:p>10</text:p>
          </table:table-cell>
          <table:table-cell table:formula="of:=MAX([.G28];[.G22])" office:value-type="float" office:value="10" calcext:value-type="float">
            <text:p>10</text:p>
          </table:table-cell>
          <table:table-cell table:formula="of:=MAX([.H28];[.H2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4.21875" calcext:value-type="float">
            <text:p>14.21875</text:p>
          </table:table-cell>
          <table:table-cell table:formula="of:=([.D29]-[.D30])/0.4*([.D16]-0.5)+[.D30]" office:value-type="float" office:value="16.53125" calcext:value-type="float">
            <text:p>16.53125</text:p>
          </table:table-cell>
          <table:table-cell table:formula="of:=([.E29]-[.E30])/0.4*([.E16]-0.5)+[.E30]" office:value-type="float" office:value="21.03125" calcext:value-type="float">
            <text:p>21.03125</text:p>
          </table:table-cell>
          <table:table-cell table:formula="of:=([.F29]-[.F30])/0.4*([.F16]-0.5)+[.F30]" office:value-type="float" office:value="13.75" calcext:value-type="float">
            <text:p>13.75</text:p>
          </table:table-cell>
          <table:table-cell table:formula="of:=([.G29]-[.G30])/0.4*([.G16]-0.5)+[.G30]" office:value-type="float" office:value="21.25" calcext:value-type="float">
            <text:p>21.25</text:p>
          </table:table-cell>
          <table:table-cell table:formula="of:=([.H29]-[.H30])/0.4*([.H16]-0.5)+[.H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4.21875" calcext:value-type="float">
            <text:p>14.21875</text:p>
          </table:table-cell>
          <table:table-cell table:formula="of:=IF([.D16]&lt;0.5;[.D30];IF([.D16]&gt;0.9;[.D29];[.D31]))" office:value-type="float" office:value="16.53125" calcext:value-type="float">
            <text:p>16.53125</text:p>
          </table:table-cell>
          <table:table-cell table:formula="of:=IF([.E16]&lt;0.5;[.E30];IF([.E16]&gt;0.9;[.E29];[.E31]))" office:value-type="float" office:value="20" calcext:value-type="float">
            <text:p>20</text:p>
          </table:table-cell>
          <table:table-cell table:formula="of:=IF([.F16]&lt;0.5;[.F30];IF([.F16]&gt;0.9;[.F29];[.F31]))" office:value-type="float" office:value="13.75" calcext:value-type="float">
            <text:p>13.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16])" office:value-type="float" office:value="0.175" calcext:value-type="float">
            <text:p>0.175</text:p>
          </table:table-cell>
          <table:table-cell table:formula="of:=0.5*(1-[.D16])" office:value-type="float" office:value="0.125" calcext:value-type="float">
            <text:p>0.125</text:p>
          </table:table-cell>
          <table:table-cell table:formula="of:=0.5*(1-[.E16])" office:value-type="float" office:value="0.025" calcext:value-type="float">
            <text:p>0.025</text:p>
          </table:table-cell>
          <table:table-cell table:formula="of:=0.5*(1-[.F16])" office:value-type="float" office:value="0.175" calcext:value-type="float">
            <text:p>0.175</text:p>
          </table:table-cell>
          <table:table-cell table:formula="of:=0.5*(1-[.G16])" office:value-type="float" office:value="0.025" calcext:value-type="float">
            <text:p>0.025</text:p>
          </table:table-cell>
          <table:table-cell table:formula="of:=0.5*(1-[.H16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16]-3.8" office:value-type="float" office:value="0.100000000000001" calcext:value-type="float">
            <text:p>0.100000000000001</text:p>
          </table:table-cell>
          <table:table-cell table:formula="of:=6*[.D16]-3.8" office:value-type="float" office:value="0.7" calcext:value-type="float">
            <text:p>0.7</text:p>
          </table:table-cell>
          <table:table-cell table:formula="of:=6*[.E16]-3.8" office:value-type="float" office:value="1.9" calcext:value-type="float">
            <text:p>1.9</text:p>
          </table:table-cell>
          <table:table-cell table:formula="of:=6*[.F16]-3.8" office:value-type="float" office:value="0.100000000000001" calcext:value-type="float">
            <text:p>0.100000000000001</text:p>
          </table:table-cell>
          <table:table-cell table:formula="of:=6*[.G16]-3.8" office:value-type="float" office:value="1.9" calcext:value-type="float">
            <text:p>1.9</text:p>
          </table:table-cell>
          <table:table-cell table:formula="of:=6*[.H16]-3.8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=0.7; [.C35]; IF([.C16]&lt;=0.8;[.C36];[.C37])))" office:value-type="float" office:value="0.4" calcext:value-type="float">
            <text:p>0.4</text:p>
          </table:table-cell>
          <table:table-cell table:formula="of:=IF([.D16]&lt;0.2;[.D34]; IF([.D16]&lt;0.7; [.D35]; IF([.D16]&lt;0.8;[.D36];[.D37])))" office:value-type="float" office:value="0.7" calcext:value-type="float">
            <text:p>0.7</text:p>
          </table:table-cell>
          <table:table-cell table:formula="of:=IF([.E16]&lt;0.2;[.E34]; IF([.E16]&lt;0.7; [.E35]; IF([.E16]&lt;0.8;[.E36];[.E37])))" office:value-type="float" office:value="1" calcext:value-type="float">
            <text:p>1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  <table:table-cell table:formula="of:=IF([.G16]&lt;0.2;[.G34]; IF([.G16]&lt;0.7; [.G35]; IF([.G16]&lt;0.8;[.G36];[.G37])))" office:value-type="float" office:value="1" calcext:value-type="float">
            <text:p>1</text:p>
          </table:table-cell>
          <table:table-cell table:formula="of:=IF([.H16]&lt;0.2;[.H34]; IF([.H16]&lt;0.7; [.H35]; IF([.H16]&lt;0.8;[.H36];[.H37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59])" office:value-type="float" office:value="0.15" calcext:value-type="float">
            <text:p>0.15</text:p>
          </table:table-cell>
          <table:table-cell table:formula="of:=0.5*(1-[.D$59])" office:value-type="float" office:value="0.15" calcext:value-type="float">
            <text:p>0.15</text:p>
          </table:table-cell>
          <table:table-cell table:formula="of:=0.5*(1-[.E$59])" office:value-type="float" office:value="0.15" calcext:value-type="float">
            <text:p>0.15</text:p>
          </table:table-cell>
          <table:table-cell table:formula="of:=0.5*(1-[.F$59])" office:value-type="float" office:value="0.15" calcext:value-type="float">
            <text:p>0.15</text:p>
          </table:table-cell>
          <table:table-cell table:formula="of:=0.5*(1-[.G$59])" office:value-type="float" office:value="0.15" calcext:value-type="float">
            <text:p>0.15</text:p>
          </table:table-cell>
          <table:table-cell table:formula="of:=0.5*(1-[.H$59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59]-3.8" office:value-type="float" office:value="0.4" calcext:value-type="float">
            <text:p>0.4</text:p>
          </table:table-cell>
          <table:table-cell table:formula="of:=6*[.D$59]-3.8" office:value-type="float" office:value="0.4" calcext:value-type="float">
            <text:p>0.4</text:p>
          </table:table-cell>
          <table:table-cell table:formula="of:=6*[.E$59]-3.8" office:value-type="float" office:value="0.4" calcext:value-type="float">
            <text:p>0.4</text:p>
          </table:table-cell>
          <table:table-cell table:formula="of:=6*[.F$59]-3.8" office:value-type="float" office:value="0.4" calcext:value-type="float">
            <text:p>0.4</text:p>
          </table:table-cell>
          <table:table-cell table:formula="of:=6*[.G$59]-3.8" office:value-type="float" office:value="0.4" calcext:value-type="float">
            <text:p>0.4</text:p>
          </table:table-cell>
          <table:table-cell table:formula="of:=6*[.H$59]-3.8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/l limit</text:p>
          </table:table-cell>
          <table:table-cell table:formula="of:=IF([.C59]&lt;0.2;[.C40]; IF([.C59]&lt;=0.7; [.C41]; IF([.C59]&lt;=0.8;[.C42];[.C43])))" office:value-type="float" office:value="0.4" calcext:value-type="float">
            <text:p>0.4</text:p>
          </table:table-cell>
          <table:table-cell table:formula="of:=IF([.D59]&lt;0.2;[.D40]; IF([.D59]&lt;=0.7; [.D41]; IF([.D59]&lt;=0.8;[.D42];[.D43])))" office:value-type="float" office:value="0.4" calcext:value-type="float">
            <text:p>0.4</text:p>
          </table:table-cell>
          <table:table-cell table:formula="of:=IF([.E59]&lt;0.2;[.E40]; IF([.E59]&lt;=0.7; [.E41]; IF([.E59]&lt;=0.8;[.E42];[.E43])))" office:value-type="float" office:value="0.4" calcext:value-type="float">
            <text:p>0.4</text:p>
          </table:table-cell>
          <table:table-cell table:formula="of:=IF([.F59]&lt;0.2;[.F40]; IF([.F59]&lt;=0.7; [.F41]; IF([.F59]&lt;=0.8;[.F42];[.F43])))" office:value-type="float" office:value="0.4" calcext:value-type="float">
            <text:p>0.4</text:p>
          </table:table-cell>
          <table:table-cell table:formula="of:=IF([.G59]&lt;0.2;[.G40]; IF([.G59]&lt;=0.7; [.G41]; IF([.G59]&lt;=0.8;[.G42];[.G43])))" office:value-type="float" office:value="0.4" calcext:value-type="float">
            <text:p>0.4</text:p>
          </table:table-cell>
          <table:table-cell table:formula="of:=IF([.H59]&lt;0.2;[.H40]; IF([.H59]&lt;=0.7; [.H41]; IF([.H59]&lt;=0.8;[.H42];[.H43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  <table:table-cell table:formula="of:=100*[.G5]*[.G6]/[$Vessel.$F$6]" office:value-type="float" office:value="24.2857142857143" calcext:value-type="float">
            <text:p>24.2857142857143</text:p>
          </table:table-cell>
          <table:table-cell table:formula="of:=100*[.H5]*[.H6]/[$Vessel.$F$6]" office:value-type="float" office:value="24.2857142857143" calcext:value-type="float">
            <text:p>24.2857142857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46]; 0.455-0.35*([.C47]^0.75-1.7)/([.C47]^0.75+1.7))" office:value-type="float" office:value="0.5" calcext:value-type="float">
            <text:p>0.5</text:p>
          </table:table-cell>
          <table:table-cell table:formula="of:=MAX([.D46]; 0.455-0.35*([.D47]^0.75-1.7)/([.D47]^0.75+1.7))" office:value-type="float" office:value="0.5" calcext:value-type="float">
            <text:p>0.5</text:p>
          </table:table-cell>
          <table:table-cell table:formula="of:=MAX([.E46]; 0.455-0.35*([.E47]^0.75-1.7)/([.E47]^0.75+1.7))" office:value-type="float" office:value="0.5" calcext:value-type="float">
            <text:p>0.5</text:p>
          </table:table-cell>
          <table:table-cell table:formula="of:=MAX([.F46]; 0.455-0.35*([.F47]^0.75-1.7)/([.F47]^0.75+1.7))" office:value-type="float" office:value="0.5" calcext:value-type="float">
            <text:p>0.5</text:p>
          </table:table-cell>
          <table:table-cell table:formula="of:=MAX([.G46]; 0.455-0.35*([.G47]^0.75-1.7)/([.G47]^0.75+1.7))" office:value-type="float" office:value="0.5" calcext:value-type="float">
            <text:p>0.5</text:p>
          </table:table-cell>
          <table:table-cell table:formula="of:=MAX([.H46]; 0.455-0.35*([.H47]^0.75-1.7)/([.H47]^0.75+1.7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  <table:table-cell table:formula="of:=MAX(10; MIN([.G8];30))" office:value-type="float" office:value="16" calcext:value-type="float">
            <text:p>16</text:p>
          </table:table-cell>
          <table:table-cell table:formula="of:=MAX(10; MIN([.H8];30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9])/(70-[$Vessel.$F$7])" office:value-type="float" office:value="0.931034482758621" calcext:value-type="float">
            <text:p>0.931034482758621</text:p>
          </table:table-cell>
          <table:table-cell table:formula="of:=(70-[.D49])/(70-[$Vessel.$F$7])" office:value-type="float" office:value="0.931034482758621" calcext:value-type="float">
            <text:p>0.931034482758621</text:p>
          </table:table-cell>
          <table:table-cell table:formula="of:=(70-[.E49])/(70-[$Vessel.$F$7])" office:value-type="float" office:value="0.931034482758621" calcext:value-type="float">
            <text:p>0.931034482758621</text:p>
          </table:table-cell>
          <table:table-cell table:formula="of:=(70-[.F49])/(70-[$Vessel.$F$7])" office:value-type="float" office:value="0.931034482758621" calcext:value-type="float">
            <text:p>0.931034482758621</text:p>
          </table:table-cell>
          <table:table-cell table:formula="of:=(70-[.G49])/(70-[$Vessel.$F$7])" office:value-type="float" office:value="0.931034482758621" calcext:value-type="float">
            <text:p>0.931034482758621</text:p>
          </table:table-cell>
          <table:table-cell table:formula="of:=(70-[.H49])/(70-[$Vessel.$F$7])" office:value-type="float" office:value="0.931034482758621" calcext:value-type="float">
            <text:p>0.93103448275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8]*[.C50]*[.C38]*[Vessel.$C$3]*[.C51]*(1-0.85*[.C7]/[$Vessel.$I$7])" office:value-type="float" office:value="7.40152681242512" calcext:value-type="float">
            <text:p>7.40152681242512</text:p>
          </table:table-cell>
          <table:table-cell table:formula="of:=3*[.D48]*[.D50]*[.D38]*[Vessel.$C$3]*[.D51]*(1-0.85*[.D7]/[$Vessel.$I$6])" office:value-type="float" office:value="12.952671921744" calcext:value-type="float">
            <text:p>12.952671921744</text:p>
          </table:table-cell>
          <table:table-cell table:formula="of:=3*[.E48]*[.E50]*[.E38]*[Vessel.$C$3]*[.E51]*(1-0.85*[.E7]/[$Vessel.$I$6])" office:value-type="float" office:value="25.1253669086589" calcext:value-type="float">
            <text:p>25.1253669086589</text:p>
          </table:table-cell>
          <table:table-cell table:formula="of:=3*[.F48]*[.F50]*[.F38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38]*[Vessel.$C$3]*[.G51]*(1-0.85*[.G7]/[$Vessel.$I$6])" office:value-type="float" office:value="-34.468581989706" calcext:value-type="float">
            <text:p>-34.468581989706</text:p>
          </table:table-cell>
          <table:table-cell table:formula="of:=3*[.H48]*[.H50]*[.H38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at x/l limit</text:p>
          </table:table-cell>
          <table:table-cell table:formula="of:=3*[.C48]*[.C50]*[.C44]*[Vessel.$C$3]*[.C51]*(1-0.85*[.C7]/[$Vessel.$I$6])" office:value-type="float" office:value="7.40152681242512" calcext:value-type="float">
            <text:p>7.40152681242512</text:p>
          </table:table-cell>
          <table:table-cell table:formula="of:=3*[.D48]*[.D50]*[.D44]*[Vessel.$C$3]*[.D51]*(1-0.85*[.D7]/[$Vessel.$I$6])" office:value-type="float" office:value="7.40152681242512" calcext:value-type="float">
            <text:p>7.40152681242512</text:p>
          </table:table-cell>
          <table:table-cell table:formula="of:=3*[.E48]*[.E50]*[.E44]*[Vessel.$C$3]*[.E51]*(1-0.85*[.E7]/[$Vessel.$I$6])" office:value-type="float" office:value="10.0501467634636" calcext:value-type="float">
            <text:p>10.0501467634636</text:p>
          </table:table-cell>
          <table:table-cell table:formula="of:=3*[.F48]*[.F50]*[.F44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44]*[Vessel.$C$3]*[.G51]*(1-0.85*[.G7]/[$Vessel.$I$6])" office:value-type="float" office:value="-13.7874327958824" calcext:value-type="float">
            <text:p>-13.7874327958824</text:p>
          </table:table-cell>
          <table:table-cell table:formula="of:=3*[.H48]*[.H50]*[.H44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60]-0.5)+[.C30]" office:value-type="float" office:value="13.0625" calcext:value-type="float">
            <text:p>13.0625</text:p>
          </table:table-cell>
          <table:table-cell table:formula="of:=([.D29]-[.D30])/0.4*([.D60]-0.5)+[.D30]" office:value-type="float" office:value="13.0625" calcext:value-type="float">
            <text:p>13.0625</text:p>
          </table:table-cell>
          <table:table-cell table:formula="of:=([.E29]-[.E30])/0.4*([.E60]-0.5)+[.E30]" office:value-type="float" office:value="13.8125" calcext:value-type="float">
            <text:p>13.8125</text:p>
          </table:table-cell>
          <table:table-cell table:formula="of:=([.F29]-[.F30])/0.4*([.F60]-0.5)+[.F30]" office:value-type="float" office:value="12.5" calcext:value-type="float">
            <text:p>12.5</text:p>
          </table:table-cell>
          <table:table-cell table:formula="of:=([.G29]-[.G30])/0.4*([.G60]-0.5)+[.G30]" office:value-type="float" office:value="12.5" calcext:value-type="float">
            <text:p>12.5</text:p>
          </table:table-cell>
          <table:table-cell table:formula="of:=([.H29]-[.H30])/0.4*([.H60]-0.5)+[.H30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60]&lt;0.5;[.C30];IF([.C60]&gt;0.9;[.C29];[.C55]))" office:value-type="float" office:value="13.0625" calcext:value-type="float">
            <text:p>13.0625</text:p>
          </table:table-cell>
          <table:table-cell table:formula="of:=IF([.D60]&lt;0.5;[.D30];IF([.D60]&gt;0.9;[.D29];[.D55]))" office:value-type="float" office:value="13.0625" calcext:value-type="float">
            <text:p>13.0625</text:p>
          </table:table-cell>
          <table:table-cell table:formula="of:=IF([.E60]&lt;0.5;[.E30];IF([.E60]&gt;0.9;[.E29];[.E55]))" office:value-type="float" office:value="13.8125" calcext:value-type="float">
            <text:p>13.8125</text:p>
          </table:table-cell>
          <table:table-cell table:formula="of:=IF([.F60]&lt;0.5;[.F30];IF([.F60]&gt;0.9;[.F29];[.F55]))" office:value-type="float" office:value="12.5" calcext:value-type="float">
            <text:p>12.5</text:p>
          </table:table-cell>
          <table:table-cell table:formula="of:=IF([.G60]&lt;0.5;[.G30];IF([.G60]&gt;0.9;[.G29];[.G55]))" office:value-type="float" office:value="12.5" calcext:value-type="float">
            <text:p>12.5</text:p>
          </table:table-cell>
          <table:table-cell table:formula="of:=IF([.H60]&lt;0.5;[.H30];IF([.H60]&gt;0.9;[.H29];[.H55]))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4]-([.C54]-[.C56])/0.1*([.C59]-[.C16])" office:value-type="float" office:value="10.2320134062126" calcext:value-type="float">
            <text:p>10.2320134062126</text:p>
          </table:table-cell>
          <table:table-cell table:formula="of:=[.D54]-([.D54]-[.D56])/0.1*([.D59]-[.D16])" office:value-type="float" office:value="4.57104021863767" calcext:value-type="float">
            <text:p>4.57104021863767</text:p>
          </table:table-cell>
          <table:table-cell table:formula="of:=[.E54]-([.E54]-[.E56])/0.1*([.E59]-[.E16])" office:value-type="float" office:value="0.644263672122449" calcext:value-type="float">
            <text:p>0.644263672122449</text:p>
          </table:table-cell>
          <table:table-cell table:formula="of:=[.F54]-([.F54]-[.F56])/0.1*([.F59]-[.F16])" office:value-type="float" office:value="5.97783347965489" calcext:value-type="float">
            <text:p>5.97783347965489</text:p>
          </table:table-cell>
          <table:table-cell table:formula="of:=[.G54]-([.G54]-[.G56])/0.1*([.G59]-[.G16])" office:value-type="float" office:value="-79.5060147855884" calcext:value-type="float">
            <text:p>-79.5060147855884</text:p>
          </table:table-cell>
          <table:table-cell table:formula="of:=[.H54]-([.H54]-[.H56])/0.1*([.H59]-[.H16])" office:value-type="float" office:value="38.7874327958824" calcext:value-type="float">
            <text:p>38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9]-0.1" office:value-type="float" office:value="0.6" calcext:value-type="float">
            <text:p>0.6</text:p>
          </table:table-cell>
          <table:table-cell table:formula="of:=[.D59]-0.1" office:value-type="float" office:value="0.6" calcext:value-type="float">
            <text:p>0.6</text:p>
          </table:table-cell>
          <table:table-cell table:formula="of:=[.E59]-0.1" office:value-type="float" office:value="0.6" calcext:value-type="float">
            <text:p>0.6</text:p>
          </table:table-cell>
          <table:table-cell table:formula="of:=[.F59]-0.1" office:value-type="float" office:value="0.6" calcext:value-type="float">
            <text:p>0.6</text:p>
          </table:table-cell>
          <table:table-cell table:formula="of:=[.G59]-0.1" office:value-type="float" office:value="0.6" calcext:value-type="float">
            <text:p>0.6</text:p>
          </table:table-cell>
          <table:table-cell table:formula="of:=[.H59]-0.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9]-0.1; 0; IF([.C16]&lt;[.C59]; [.C57]; [.C52]))" office:value-type="float" office:value="10.2320134062126" calcext:value-type="float">
            <text:p>10.2320134062126</text:p>
          </table:table-cell>
          <table:table-cell table:formula="of:=IF([.D16]&lt;[.D59]-0.1; 0; IF([.D16]&lt;[.D59]; [.D61]; [.D52]))" office:value-type="float" office:value="12.952671921744" calcext:value-type="float">
            <text:p>12.952671921744</text:p>
          </table:table-cell>
          <table:table-cell table:formula="of:=IF([.E16]&lt;[.E59]-0.1; 0; IF([.E16]&lt;[.E59]; [.E61]; [.E52]))" office:value-type="float" office:value="25.1253669086589" calcext:value-type="float">
            <text:p>25.1253669086589</text:p>
          </table:table-cell>
          <table:table-cell table:formula="of:=IF([.F16]&lt;[.F59]-0.1; 0; IF([.F16]&lt;[.F59]; [.F61]; [.F52]))" office:value-type="float" office:value="0" calcext:value-type="float">
            <text:p>0</text:p>
          </table:table-cell>
          <table:table-cell table:formula="of:=IF([.G16]&lt;[.G59]-0.1; 0; IF([.G16]&lt;[.G59]; [.G61]; [.G52]))" office:value-type="float" office:value="-34.468581989706" calcext:value-type="float">
            <text:p>-34.468581989706</text:p>
          </table:table-cell>
          <table:table-cell table:formula="of:=IF([.H16]&lt;[.H59]-0.1; 0; IF([.H16]&lt;[.H59]; [.H61]; [.H52]))" office:value-type="float" office:value="0" calcext:value-type="float">
            <text:p>0</text:p>
          </table:table-cell>
          <table:table-cell table:number-columns-repeated="4"/>
        </table:table-row>
      </table:table>
      <table:table table:name="Side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 office:value-type="string" calcext:value-type="string">
            <text:p>Bottom Panel 07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7" table:style-name="ce1" office:value-type="string" calcext:value-type="string">
            <text:p>fixed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7" table:style-name="ce1" office:value-type="float" office:value="-0.3" calcext:value-type="float">
            <text:p>-0.3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formula="of:=[.I4]/[Vessel.$F$5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formula="of:=([.I7]-[Vessel.$C$10])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formula="of:=10*([Vessel.$C$9]+0.75*[.I19]-(1-0.25*[.I19]/[Vessel.$C$9])*([.I7]-[Vessel.$C$10])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formula="of:=10*([Vessel.$C$9]+0.75*[.I20]-(1-0.25*[.I20]/[Vessel.$C$9])*([.I7]-[Vessel.$C$10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formula="of:=10*([Vessel.$C$9]+[.I19]-([.I7]-[Vessel.$C$10]))" office:value-type="float" office:value="20.85" calcext:value-type="float">
            <text:p>2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formula="of:=10*([Vessel.$C$9]+[.I20]-([.I7]-[Vessel.$C$10]))" office:value-type="float" office:value="15.75" calcext:value-type="float">
            <text:p>15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formula="of:=IF([.I$7]&lt;0;[.I23];[.I25]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formula="of:=IF([.I$7]&lt;0;[.I24];[.I26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formula="of:=MAX([.I27];[.I21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formula="of:=MAX([.I28];[.I22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formula="of:=([.I29]-[.I30])/0.4*([.I16]-0.5)+[.I30]" office:value-type="float" office:value="13.109375" calcext:value-type="float">
            <text:p>13.109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formula="of:=IF([.I16]&lt;0.5;[.I30];IF([.I16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formula="of:=0.5+[.I16]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formula="of:=3-2.5*[.I16]" office:value-type="float" office:value="1.875" calcext:value-type="float">
            <text:p>1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formula="of:=IF([.I16]&lt;0.5;[.I34];IF([.I16]&lt;0.8;[.I35];[.I36]))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formula="of:=100*[.I5]*[.I6]/[Vessel.$F$6]" office:value-type="float" office:value="0.242857142857143" calcext:value-type="float">
            <text:p>0.2428571428571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formula="of:=MAX([.I38]; 0.455-0.35*([.I39]^0.75-1.7)/([.I39]^0.75+1.7))" office:value-type="float" office:value="0.686636931781797" calcext:value-type="float">
            <text:p>0.6866369317817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formula="of:=MAX(10; MIN([.I8];3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formula="of:=(70-[.I41])/(70-[Vessel.$F$7])" office:value-type="float" office:value="1.03448275862069" calcext:value-type="float">
            <text:p>1.034482758620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formula="of:=100*[Vessel.$C$9]*[.I37]*[.I40]*[.I42]*[Vessel.$F$4]" office:value-type="float" office:value="34.4147165636152" calcext:value-type="float">
            <text:p>34.4147165636152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5]-0.5)+[.C30]" office:value-type="float" office:value="12.34375" calcext:value-type="float">
            <text:p>12.34375</text:p>
          </table:table-cell>
          <table:table-cell table:formula="of:=([.D29]-[.D30])/0.4*([.D55]-0.5)+[.D30]" office:value-type="float" office:value="12.34375" calcext:value-type="float">
            <text:p>12.34375</text:p>
          </table:table-cell>
          <table:table-cell table:formula="of:=([.E29]-[.E30])/0.4*([.E55]-0.5)+[.E30]" office:value-type="float" office:value="12.34375" calcext:value-type="float">
            <text:p>12.34375</text:p>
          </table:table-cell>
          <table:table-cell table:formula="of:=([.F29]-[.F30])/0.4*([.F55]-0.5)+[.F30]" office:value-type="float" office:value="12.34375" calcext:value-type="float">
            <text:p>12.34375</text:p>
          </table:table-cell>
          <table:table-cell table:formula="of:=([.G29]-[.G30])/0.4*([.G55]-0.5)+[.G30]" office:value-type="float" office:value="12.34375" calcext:value-type="float">
            <text:p>12.34375</text:p>
          </table:table-cell>
          <table:table-cell table:formula="of:=([.H29]-[.H30])/0.4*([.H55]-0.5)+[.H30]" office:value-type="float" office:value="12.34375" calcext:value-type="float">
            <text:p>12.34375</text:p>
          </table:table-cell>
          <table:table-cell table:formula="of:=([.I29]-[.I30])/0.4*([.I55]-0.5)+[.I30]" office:value-type="float" office:value="12.34375" calcext:value-type="float">
            <text:p>12.34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16]&lt;0.5;[.C30];IF([.C55]&gt;0.9;[.C29];[.C31]))" office:value-type="float" office:value="18.46875" calcext:value-type="float">
            <text:p>18.46875</text:p>
          </table:table-cell>
          <table:table-cell table:formula="of:=IF([.D16]&lt;0.5;[.D30];IF([.D55]&gt;0.9;[.D29];[.D31]))" office:value-type="float" office:value="18.46875" calcext:value-type="float">
            <text:p>18.46875</text:p>
          </table:table-cell>
          <table:table-cell table:formula="of:=IF([.E16]&lt;0.5;[.E30];IF([.E55]&gt;0.9;[.E29];[.E31]))" office:value-type="float" office:value="18.46875" calcext:value-type="float">
            <text:p>18.46875</text:p>
          </table:table-cell>
          <table:table-cell table:formula="of:=IF([.F16]&lt;0.5;[.F30];IF([.F55]&gt;0.9;[.F29];[.F31]))" office:value-type="float" office:value="13.875" calcext:value-type="float">
            <text:p>13.875</text:p>
          </table:table-cell>
          <table:table-cell table:formula="of:=IF([.G16]&lt;0.5;[.G30];IF([.G55]&gt;0.9;[.G29];[.G31]))" office:value-type="float" office:value="20.765625" calcext:value-type="float">
            <text:p>20.765625</text:p>
          </table:table-cell>
          <table:table-cell table:formula="of:=IF([.H16]&lt;0.5;[.H30];IF([.H55]&gt;0.9;[.H29];[.H31]))" office:value-type="float" office:value="16.171875" calcext:value-type="float">
            <text:p>16.171875</text:p>
          </table:table-cell>
          <table:table-cell table:formula="of:=IF([.I16]&lt;0.5;[.I30];IF([.I55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0.5+[.C54]" office:value-type="float" office:value="1" calcext:value-type="float">
            <text:p>1</text:p>
          </table:table-cell>
          <table:table-cell table:formula="of:=0.5+[.D54]" office:value-type="float" office:value="1" calcext:value-type="float">
            <text:p>1</text:p>
          </table:table-cell>
          <table:table-cell table:formula="of:=0.5+[.E54]" office:value-type="float" office:value="1" calcext:value-type="float">
            <text:p>1</text:p>
          </table:table-cell>
          <table:table-cell table:formula="of:=0.5+[.F54]" office:value-type="float" office:value="1" calcext:value-type="float">
            <text:p>1</text:p>
          </table:table-cell>
          <table:table-cell table:formula="of:=0.5+[.G54]" office:value-type="float" office:value="1" calcext:value-type="float">
            <text:p>1</text:p>
          </table:table-cell>
          <table:table-cell table:formula="of:=0.5+[.H54]" office:value-type="float" office:value="1" calcext:value-type="float">
            <text:p>1</text:p>
          </table:table-cell>
          <table:table-cell table:formula="of:=0.5+[.I5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3-2.5*[.C54]" office:value-type="float" office:value="1.75" calcext:value-type="float">
            <text:p>1.75</text:p>
          </table:table-cell>
          <table:table-cell table:formula="of:=3-2.5*[.D54]" office:value-type="float" office:value="1.75" calcext:value-type="float">
            <text:p>1.75</text:p>
          </table:table-cell>
          <table:table-cell table:formula="of:=3-2.5*[.E54]" office:value-type="float" office:value="1.75" calcext:value-type="float">
            <text:p>1.75</text:p>
          </table:table-cell>
          <table:table-cell table:formula="of:=3-2.5*[.F54]" office:value-type="float" office:value="1.75" calcext:value-type="float">
            <text:p>1.75</text:p>
          </table:table-cell>
          <table:table-cell table:formula="of:=3-2.5*[.G54]" office:value-type="float" office:value="1.75" calcext:value-type="float">
            <text:p>1.75</text:p>
          </table:table-cell>
          <table:table-cell table:formula="of:=3-2.5*[.H54]" office:value-type="float" office:value="1.75" calcext:value-type="float">
            <text:p>1.75</text:p>
          </table:table-cell>
          <table:table-cell table:formula="of:=3-2.5*[.I54]"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IF([.C30]&lt;0.5;[.C48];IF([.C54]&lt;0.8;[.C49];[.C50]))" office:value-type="float" office:value="1" calcext:value-type="float">
            <text:p>1</text:p>
          </table:table-cell>
          <table:table-cell table:formula="of:=IF([.D30]&lt;0.5;[.D48];IF([.D54]&lt;0.8;[.D49];[.D50]))" office:value-type="float" office:value="1" calcext:value-type="float">
            <text:p>1</text:p>
          </table:table-cell>
          <table:table-cell table:formula="of:=IF([.E30]&lt;0.5;[.E48];IF([.E54]&lt;0.8;[.E49];[.E50]))" office:value-type="float" office:value="1" calcext:value-type="float">
            <text:p>1</text:p>
          </table:table-cell>
          <table:table-cell table:formula="of:=IF([.F30]&lt;0.5;[.F48];IF([.F54]&lt;0.8;[.F49];[.F50]))" office:value-type="float" office:value="1" calcext:value-type="float">
            <text:p>1</text:p>
          </table:table-cell>
          <table:table-cell table:formula="of:=IF([.G30]&lt;0.5;[.G48];IF([.G54]&lt;0.8;[.G49];[.G50]))" office:value-type="float" office:value="1" calcext:value-type="float">
            <text:p>1</text:p>
          </table:table-cell>
          <table:table-cell table:formula="of:=IF([.H30]&lt;0.5;[.H48];IF([.H54]&lt;0.8;[.H49];[.H50]))" office:value-type="float" office:value="1" calcext:value-type="float">
            <text:p>1</text:p>
          </table:table-cell>
          <table:table-cell table:formula="of:=IF([.I30]&lt;0.5;[.I48];IF([.I54]&lt;0.8;[.I49];[.I50]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 table:formula="of:=100*[$Vessel.$C$9]*[.C48]*[.C40]*[.C42]*[$Vessel.$F$4]" office:value-type="float" office:value="23.7413793103448" calcext:value-type="float">
            <text:p>23.7413793103448</text:p>
          </table:table-cell>
          <table:table-cell table:formula="of:=100*[$Vessel.$C$9]*[.D48]*[.D40]*[.D42]*[$Vessel.$F$4]" office:value-type="float" office:value="26.3793103448276" calcext:value-type="float">
            <text:p>26.3793103448276</text:p>
          </table:table-cell>
          <table:table-cell table:formula="of:=100*[$Vessel.$C$9]*[.E48]*[.E40]*[.E42]*[$Vessel.$F$4]" office:value-type="float" office:value="17.5862068965517" calcext:value-type="float">
            <text:p>17.5862068965517</text:p>
          </table:table-cell>
          <table:table-cell table:formula="of:=100*[$Vessel.$C$9]*[.F48]*[.F40]*[.F42]*[$Vessel.$F$4]" office:value-type="float" office:value="17.5862068965517" calcext:value-type="float">
            <text:p>17.5862068965517</text:p>
          </table:table-cell>
          <table:table-cell table:formula="of:=100*[$Vessel.$C$9]*[.G48]*[.G40]*[.G42]*[$Vessel.$F$4]" office:value-type="float" office:value="25.5" calcext:value-type="float">
            <text:p>25.5</text:p>
          </table:table-cell>
          <table:table-cell table:formula="of:=100*[$Vessel.$C$9]*[.H48]*[.H40]*[.H42]*[$Vessel.$F$4]" office:value-type="float" office:value="36.2260174353845" calcext:value-type="float">
            <text:p>36.2260174353845</text:p>
          </table:table-cell>
          <table:table-cell table:formula="of:=100*[$Vessel.$C$9]*[.I48]*[.I40]*[.I42]*[$Vessel.$F$4]" office:value-type="float" office:value="36.2260174353845" calcext:value-type="float">
            <text:p>36.22601743538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4]-0.1" office:value-type="float" office:value="0.4" calcext:value-type="float">
            <text:p>0.4</text:p>
          </table:table-cell>
          <table:table-cell table:formula="of:=[.D54]-0.1" office:value-type="float" office:value="0.4" calcext:value-type="float">
            <text:p>0.4</text:p>
          </table:table-cell>
          <table:table-cell table:formula="of:=[.E54]-0.1" office:value-type="float" office:value="0.4" calcext:value-type="float">
            <text:p>0.4</text:p>
          </table:table-cell>
          <table:table-cell table:formula="of:=[.F54]-0.1" office:value-type="float" office:value="0.4" calcext:value-type="float">
            <text:p>0.4</text:p>
          </table:table-cell>
          <table:table-cell table:formula="of:=[.G54]-0.1" office:value-type="float" office:value="0.4" calcext:value-type="float">
            <text:p>0.4</text:p>
          </table:table-cell>
          <table:table-cell table:formula="of:=[.H54]-0.1" office:value-type="float" office:value="0.4" calcext:value-type="float">
            <text:p>0.4</text:p>
          </table:table-cell>
          <table:table-cell table:formula="of:=[.I54]-0.1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2]-([.C52]-[.C46])/0.1*([.C54]-[.C16])" office:value-type="float" office:value="39.5592672413793" calcext:value-type="float">
            <text:p>39.5592672413793</text:p>
          </table:table-cell>
          <table:table-cell table:formula="of:=[.D43]-([.D43]-[.D32])/0.1*([.D54]-[.D16])" office:value-type="float" office:value="50.1109913793104" calcext:value-type="float">
            <text:p>50.1109913793104</text:p>
          </table:table-cell>
          <table:table-cell table:formula="of:=[.E43]-([.E43]-[.E32])/0.1*([.E54]-[.E16])" office:value-type="float" office:value="14.9385775862069" calcext:value-type="float">
            <text:p>14.9385775862069</text:p>
          </table:table-cell>
          <table:table-cell table:formula="of:=[.F43]-([.F43]-[.F32])/0.1*([.F54]-[.F16])" office:value-type="float" office:value="13.6810344827586" calcext:value-type="float">
            <text:p>13.6810344827586</text:p>
          </table:table-cell>
          <table:table-cell table:formula="of:=[.G43]-([.G43]-[.G32])/0.1*([.G54]-[.G16])" office:value-type="float" office:value="-2.34375" calcext:value-type="float">
            <text:p>-2.34375</text:p>
          </table:table-cell>
          <table:table-cell table:formula="of:=[.H43]-([.H43]-[.H32])/0.1*([.H54]-[.H16])" office:value-type="float" office:value="66.3072310884612" calcext:value-type="float">
            <text:p>66.3072310884612</text:p>
          </table:table-cell>
          <table:table-cell table:formula="of:=[.I43]-([.I43]-[.I32])/0.1*([.I54]-[.I16])" office:value-type="float" office:value="24.1448582818076" calcext:value-type="float">
            <text:p>24.14485828180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4]-0.1; 0; IF([.C16]&lt;[.C54]; [.C57]; [.C43]))" office:value-type="float" office:value="23.7413793103448" calcext:value-type="float">
            <text:p>23.7413793103448</text:p>
          </table:table-cell>
          <table:table-cell table:formula="of:=IF([.D16]&lt;[.D54]-0.1; 0; IF([.D16]&lt;[.D54]; [.D57]; [.D43]))" office:value-type="float" office:value="26.3793103448276" calcext:value-type="float">
            <text:p>26.3793103448276</text:p>
          </table:table-cell>
          <table:table-cell table:formula="of:=IF([.E16]&lt;[.E54]-0.1; 0; IF([.E16]&lt;[.E54]; [.E57]; [.E43]))" office:value-type="float" office:value="17.5862068965517" calcext:value-type="float">
            <text:p>17.5862068965517</text:p>
          </table:table-cell>
          <table:table-cell table:formula="of:=IF([.F16]&lt;[.F54]-0.1; 0; IF([.F16]&lt;[.F54]; [.F57]; [.F43]))" office:value-type="float" office:value="0" calcext:value-type="float">
            <text:p>0</text:p>
          </table:table-cell>
          <table:table-cell table:formula="of:=IF([.G16]&lt;[.G54]-0.1; 0; IF([.G16]&lt;[.G54]; [.G57]; [.G43]))" office:value-type="float" office:value="15.9375" calcext:value-type="float">
            <text:p>15.9375</text:p>
          </table:table-cell>
          <table:table-cell table:formula="of:=IF([.H16]&lt;[.H54]-0.1; 0; IF([.H16]&lt;[.H54]; [.H57]; [.H43]))" office:value-type="float" office:value="36.2260174353845" calcext:value-type="float">
            <text:p>36.2260174353845</text:p>
          </table:table-cell>
          <table:table-cell table:formula="of:=IF([.I16]&lt;[.I54]-0.1; 0; IF([.I16]&lt;[.I54]; [.I57]; [.I43]))" office:value-type="float" office:value="24.1448582818076" calcext:value-type="float">
            <text:p>24.1448582818076</text:p>
          </table:table-cell>
          <table:table-cell table:number-columns-repeated="13"/>
        </table:table-row>
      </table:table>
      <table:table table:name="Bottom Stiffener 01 Pressur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5"/>
          <table:table-cell office:value-type="string" calcext:value-type="string">
            <text:p>foot width</text:p>
          </table:table-cell>
          <table:table-cell office:value-type="float" office:value="0.00456" calcext:value-type="float">
            <text:p>0.0045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  <table:table-cell office:value-type="string" calcext:value-type="string">
            <text:p>weff/w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FORECAST([.$H$5];[.K4:.K5];[.J4:.J5])" office:value-type="float" office:value="0.18" calcext:value-type="float">
            <text:p>0.18</text:p>
          </table:table-cell>
          <table:table-cell table:formula="of:=FORECAST([.$H$6];[.K4:.K5];[.J4:.J5])" office:value-type="float" office:value="0.18" calcext:value-type="float">
            <text:p>0.18</text:p>
          </table:table-cell>
          <table:table-cell table:formula="of:=FORECAST([.$H$7];[.K4:.K5];[.J4:.J5])" office:value-type="float" office:value="0.18" calcext:value-type="float">
            <text:p>0.1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-0.3" calcext:value-type="float">
            <text:p>-0.3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5:.K6];[.J5:.J6])" office:value-type="float" office:value="0.22" calcext:value-type="float">
            <text:p>0.22</text:p>
          </table:table-cell>
          <table:table-cell table:formula="of:=FORECAST([.$H$6];[.K5:.K6];[.J5:.J6])" office:value-type="float" office:value="0.22" calcext:value-type="float">
            <text:p>0.22</text:p>
          </table:table-cell>
          <table:table-cell table:formula="of:=FORECAST([.$H$7];[.K5:.K6];[.J5:.J6])" office:value-type="float" office:value="0.22" calcext:value-type="float">
            <text:p>0.2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6:.K7];[.J6:.J7])" office:value-type="float" office:value="0.37" calcext:value-type="float">
            <text:p>0.37</text:p>
          </table:table-cell>
          <table:table-cell table:formula="of:=FORECAST([.$H$6];[.K6:.K7];[.J6:.J7])" office:value-type="float" office:value="0.37" calcext:value-type="float">
            <text:p>0.37</text:p>
          </table:table-cell>
          <table:table-cell table:formula="of:=FORECAST([.$H$7];[.K6:.K7];[.J6:.J7])"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L1/(w1+w2)</text:p>
          </table:table-cell>
          <table:table-cell/>
          <table:table-cell table:formula="of:=[.H4]/([.D7]+[.D8])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7:.K8];[.J7:.J8])" office:value-type="float" office:value="0.595" calcext:value-type="float">
            <text:p>0.595</text:p>
          </table:table-cell>
          <table:table-cell table:formula="of:=FORECAST([.$H$6];[.K7:.K8];[.J7:.J8])" office:value-type="float" office:value="0.595" calcext:value-type="float">
            <text:p>0.595</text:p>
          </table:table-cell>
          <table:table-cell table:formula="of:=FORECAST([.$H$7];[.K7:.K8];[.J7:.J8])" office:value-type="float" office:value="0.595" calcext:value-type="float">
            <text:p>0.59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weff1</text:p>
          </table:table-cell>
          <table:table-cell/>
          <table:table-cell table:formula="of:=VLOOKUP([.H5];[.$J$4:.$M$13];3)*[.D7]" office:value-type="float" office:value="0.072" calcext:value-type="float">
            <text:p>0.0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8:.K9];[.J8:.J9])" office:value-type="float" office:value="0.735" calcext:value-type="float">
            <text:p>0.735</text:p>
          </table:table-cell>
          <table:table-cell table:formula="of:=FORECAST([.$H$6];[.K8:.K9];[.J8:.J9])" office:value-type="float" office:value="0.735" calcext:value-type="float">
            <text:p>0.735</text:p>
          </table:table-cell>
          <table:table-cell table:formula="of:=FORECAST([.$H$7];[.K8:.K9];[.J8:.J9])" office:value-type="float" office:value="0.735" calcext:value-type="float">
            <text:p>0.73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VLOOKUP([.H6];[.$J$4:.$M$13];3)*[.D8]" office:value-type="float" office:value="0.072" calcext:value-type="float">
            <text:p>0.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9:.K10];[.J9:.J10])" office:value-type="float" office:value="0.87" calcext:value-type="float">
            <text:p>0.87</text:p>
          </table:table-cell>
          <table:table-cell table:formula="of:=FORECAST([.$H$6];[.K9:.K10];[.J9:.J10])" office:value-type="float" office:value="0.87" calcext:value-type="float">
            <text:p>0.87</text:p>
          </table:table-cell>
          <table:table-cell table:formula="of:=FORECAST([.$H$7];[.K9:.K10];[.J9:.J10])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10:.K11];[.J10:.J11])" office:value-type="float" office:value="0.9085" calcext:value-type="float">
            <text:p>0.9085</text:p>
          </table:table-cell>
          <table:table-cell table:formula="of:=FORECAST([.$H$6];[.K10:.K11];[.J10:.J11])" office:value-type="float" office:value="0.9085" calcext:value-type="float">
            <text:p>0.9085</text:p>
          </table:table-cell>
          <table:table-cell table:formula="of:=FORECAST([.$H$7];[.K10:.K11];[.J10:.J11])" office:value-type="float" office:value="0.9085" calcext:value-type="float">
            <text:p>0.908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1 + foot width</text:p>
          </table:table-cell>
          <table:table-cell/>
          <table:table-cell table:formula="of:=[.H8]+[.K2]" office:value-type="float" office:value="0.07656" calcext:value-type="float">
            <text:p>0.07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1:.K12];[.J11:.J12])" office:value-type="float" office:value="0.9605" calcext:value-type="float">
            <text:p>0.9605</text:p>
          </table:table-cell>
          <table:table-cell table:formula="of:=FORECAST([.$H$6];[.K11:.K12];[.J11:.J12])" office:value-type="float" office:value="0.9605" calcext:value-type="float">
            <text:p>0.9605</text:p>
          </table:table-cell>
          <table:table-cell table:formula="of:=FORECAST([.$H$7];[.K11:.K12];[.J11:.J12])" office:value-type="float" office:value="0.9605" calcext:value-type="float">
            <text:p>0.96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11]+[.H9]" office:value-type="float" office:value="0.14856" calcext:value-type="float">
            <text:p>0.148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2:.K13];[.J12:.J13])" office:value-type="float" office:value="0.983" calcext:value-type="float">
            <text:p>0.983</text:p>
          </table:table-cell>
          <table:table-cell table:formula="of:=FORECAST([.$H$6];[.K12:.K13];[.J12:.J13])" office:value-type="float" office:value="0.983" calcext:value-type="float">
            <text:p>0.983</text:p>
          </table:table-cell>
          <table:table-cell table:formula="of:=FORECAST([.$H$7];[.K12:.K13];[.J12:.J13])" office:value-type="float" office:value="0.983" calcext:value-type="float">
            <text:p>0.98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9]+[.H8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VLOOKUP([.H7];[.$J$4:.$N$13];4)*([.D7]+[.D8])" office:value-type="float" office:value="0.144" calcext:value-type="float">
            <text:p>0.144</text:p>
          </table:table-cell>
          <table:table-cell table:formula="of:=VLOOKUP([.H7];[.$J$4:.$N$13];4)" office:value-type="float" office:value="0.18" calcext:value-type="float">
            <text:p>0.1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weff1</text:p>
          </table:table-cell>
          <table:table-cell/>
          <table:table-cell table:formula="of:=[.D7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8" calcext:value-type="float">
            <text:p>0.8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[.D8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16]+[.K2]" office:value-type="float" office:value="0.14856" calcext:value-type="float">
            <text:p>0.14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0.21" calcext:value-type="float">
            <text:p>0.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8.225" calcext:value-type="float">
            <text:p>18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20.85" calcext:value-type="float">
            <text:p>20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15.75" calcext:value-type="float">
            <text:p>15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8.225" calcext:value-type="float">
            <text:p>18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0.5+[.D18]"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3-2.5*[.D1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IF([.D18]&lt;0.5;[.D36];IF([.D18]&lt;0.8;[.D37];[.D38])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table:formula="of:=100*[.D6]*[.D7]/[$Vessel.$F$6]" office:value-type="float" office:value="9.71428571428572" calcext:value-type="float">
            <text:p>9.714285714285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/>
          <table:table-cell table:formula="of:=MAX([.D40]; 0.455-0.35*([.D41]^0.75-1.7)/([.D41]^0.75+1.7))" office:value-type="float" office:value="0.45" calcext:value-type="float">
            <text:p>0.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/>
          <table:table-cell table:formula="of:=MAX(10; MIN([.D10];30)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/>
          <table:table-cell table:formula="of:=(70-[.D43])/(70-[$Vessel.$F$7])" office:value-type="float" office:value="0.931034482758621" calcext:value-type="float">
            <text:p>0.9310344827586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/>
          <table:table-cell table:formula="of:=100*[$Vessel.$C$9]*[.D39]*[.D42]*[.D44]*[$Vessel.$F$4]" office:value-type="float" office:value="21.3672413793103" calcext:value-type="float">
            <text:p>21.367241379310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57]-0.5)+[.D32]" office:value-type="float" office:value="12.34375" calcext:value-type="float">
            <text:p>12.343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/>
          <table:table-cell table:formula="of:=IF([.D18]&lt;0.5;[.D32];IF([.D57]&gt;0.9;[.D31];[.D33]))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0.5+[.D56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3-2.5*[.D56]" office:value-type="float" office:value="1.75" calcext:value-type="float">
            <text:p>1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IF([.D32]&lt;0.5;[.D50];IF([.D56]&lt;0.8;[.D51];[.D52])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/>
          <table:table-cell table:formula="of:=100*[$Vessel.$C$9]*[.D50]*[.D42]*[.D44]*[$Vessel.$F$4]" office:value-type="float" office:value="21.3672413793103" calcext:value-type="float">
            <text:p>21.367241379310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/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/>
          <table:table-cell table:formula="of:=[.D56]-0.1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/>
          <table:table-cell table:formula="of:=[.D54]-([.D54]-[.D48])/0.1*([.D56]-[.D18])" office:value-type="float" office:value="30.0627155172414" calcext:value-type="float">
            <text:p>30.06271551724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/>
          <table:table-cell table:formula="of:=IF([.D18]&lt;[.D56]-0.1; 0; IF([.D18]&lt;[.D56]; [.D59]; [.D45]))" office:value-type="float" office:value="21.3672413793103" calcext:value-type="float">
            <text:p>21.3672413793103</text:p>
          </table:table-cell>
          <table:table-cell table:number-columns-repeated="10"/>
        </table:table-row>
      </table:table>
      <table:table table:name="Bottom Stiffener 01 Stiff calc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Bottom Stiffener 01 Pressure'.H19]" office:value-type="float" office:value="0.14856" calcext:value-type="float">
            <text:p>0.148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3]/2" office:value-type="float" office:value="0.00228" calcext:value-type="float">
            <text:p>0.00228</text:p>
          </table:table-cell>
          <table:table-cell table:formula="of:=[.F3]" office:value-type="float" office:value="0.00228" calcext:value-type="float">
            <text:p>0.00228</text:p>
          </table:table-cell>
          <table:table-cell table:formula="of:=[.B3]*[.C3]" office:value-type="float" office:value="0.0006774336" calcext:value-type="float">
            <text:p>0.0006774336</text:p>
          </table:table-cell>
          <table:table-cell table:formula="of:=[.D3]*[.H3]" office:value-type="float" office:value="18208.6789412669" calcext:value-type="float">
            <text:p>18208.6789412669</text:p>
          </table:table-cell>
          <table:table-cell table:formula="of:=[.I3]*[.G3]" office:value-type="float" office:value="41.5157879860886" calcext:value-type="float">
            <text:p>41.5157879860886</text:p>
          </table:table-cell>
          <table:table-cell table:formula="of:=[.J3]*[.G3]" office:value-type="float" office:value="0.0946559966082819" calcext:value-type="float">
            <text:p>0.0946559966082819</text:p>
          </table:table-cell>
          <table:table-cell table:formula="of:=[.D3]*[.B3]*[.C3]^3/12" office:value-type="float" office:value="0.0315519988694273" calcext:value-type="float">
            <text:p>0.0315519988694273</text:p>
          </table:table-cell>
          <table:table-cell table:formula="of:=[.L3]+[.K3]" office:value-type="float" office:value="0.126207995477709" calcext:value-type="float">
            <text:p>0.126207995477709</text:p>
          </table:table-cell>
          <table:table-cell table:formula="of:=[.E3]*[.H3]" office:value-type="float" office:value="3068.774208" calcext:value-type="float">
            <text:p>3068.7742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4]/2" office:value-type="float" office:value="0.025" calcext:value-type="float">
            <text:p>0.025</text:p>
          </table:table-cell>
          <table:table-cell table:formula="of:=[.G3]+([.C3]+[.C4])/2" office:value-type="float" office:value="0.02956" calcext:value-type="float">
            <text:p>0.02956</text:p>
          </table:table-cell>
          <table:table-cell table:formula="of:=[.B4]*[.C4]" office:value-type="float" office:value="0.000228" calcext:value-type="float">
            <text:p>0.000228</text:p>
          </table:table-cell>
          <table:table-cell table:formula="of:=[.D4]*[.H4]" office:value-type="float" office:value="3196.09484819562" calcext:value-type="float">
            <text:p>3196.09484819562</text:p>
          </table:table-cell>
          <table:table-cell table:formula="of:=[.I4]*[.G4]" office:value-type="float" office:value="94.4765637126625" calcext:value-type="float">
            <text:p>94.4765637126625</text:p>
          </table:table-cell>
          <table:table-cell table:formula="of:=[.J4]*[.G4]" office:value-type="float" office:value="2.7927272233463" calcext:value-type="float">
            <text:p>2.7927272233463</text:p>
          </table:table-cell>
          <table:table-cell table:formula="of:=[.D4]*[.B4]*[.C4]^3/12" office:value-type="float" office:value="0.665853093374087" calcext:value-type="float">
            <text:p>0.665853093374087</text:p>
          </table:table-cell>
          <table:table-cell table:formula="of:=[.L4]+[.K4]" office:value-type="float" office:value="3.45858031672039" calcext:value-type="float">
            <text:p>3.45858031672039</text:p>
          </table:table-cell>
          <table:table-cell table:formula="of:=[.E4]*[.H4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5]/2" office:value-type="float" office:value="0.00228" calcext:value-type="float">
            <text:p>0.00228</text:p>
          </table:table-cell>
          <table:table-cell table:formula="of:=[.G4]+([.C4]+[.C5])/2" office:value-type="float" office:value="0.05684" calcext:value-type="float">
            <text:p>0.05684</text:p>
          </table:table-cell>
          <table:table-cell table:formula="of:=[.B5]*[.C5]" office:value-type="float" office:value="0.0000912" calcext:value-type="float">
            <text:p>0.0000912</text:p>
          </table:table-cell>
          <table:table-cell table:formula="of:=[.D5]*[.H5]" office:value-type="float" office:value="2451.35688493092" calcext:value-type="float">
            <text:p>2451.35688493092</text:p>
          </table:table-cell>
          <table:table-cell table:formula="of:=[.I5]*[.G5]" office:value-type="float" office:value="139.335125339474" calcext:value-type="float">
            <text:p>139.335125339474</text:p>
          </table:table-cell>
          <table:table-cell table:formula="of:=[.J5]*[.G5]" office:value-type="float" office:value="7.91980852429569" calcext:value-type="float">
            <text:p>7.91980852429569</text:p>
          </table:table-cell>
          <table:table-cell table:formula="of:=[.D5]*[.B5]*[.C5]^3/12" office:value-type="float" office:value="0.00424771121020831" calcext:value-type="float">
            <text:p>0.00424771121020831</text:p>
          </table:table-cell>
          <table:table-cell table:formula="of:=[.L5]+[.K5]" office:value-type="float" office:value="7.9240562355059" calcext:value-type="float">
            <text:p>7.9240562355059</text:p>
          </table:table-cell>
          <table:table-cell table:formula="of:=[.E5]*[.H5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5])" office:value-type="float" office:value="23856.1306743935" calcext:value-type="float">
            <text:p>23856.1306743935</text:p>
          </table:table-cell>
          <table:table-cell table:formula="of:=SUM([.J3:.J5])" office:value-type="float" office:value="275.327477038225" calcext:value-type="float">
            <text:p>275.327477038225</text:p>
          </table:table-cell>
          <table:table-cell/>
          <table:table-cell table:formula="of:=SUM([.L3:.L5])" office:value-type="float" office:value="0.701652803453723" calcext:value-type="float">
            <text:p>0.70165280345372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7]/[.I7]" office:value-type="float" office:value="0.0115411623450635" calcext:value-type="float">
            <text:p>0.0115411623450635</text:p>
          </table:table-cell>
          <table:table-cell office:value-type="string" calcext:value-type="string">
            <text:p>EI Base</text:p>
          </table:table-cell>
          <table:table-cell table:formula="of:=SUM([.M3:.M5])" office:value-type="float" office:value="11.508844547704" calcext:value-type="float">
            <text:p>11.5088445477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10]-[.I7]*[.K10]^2" office:value-type="float" office:value="8.33124543714909" calcext:value-type="float">
            <text:p>8.33124543714909</text:p>
          </table:table-cell>
          <table:table-cell/>
        </table:table-row>
      </table:table>
      <table:table table:name="Side Stiffener 01 Pressur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5"/>
          <table:table-cell office:value-type="string" calcext:value-type="string">
            <text:p>foot width</text:p>
          </table:table-cell>
          <table:table-cell office:value-type="float" office:value="0.00456" calcext:value-type="float">
            <text:p>0.0045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  <table:table-cell office:value-type="string" calcext:value-type="string">
            <text:p>weff/w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FORECAST([.$H$5];[.K4:.K5];[.J4:.J5])" office:value-type="float" office:value="0.18" calcext:value-type="float">
            <text:p>0.18</text:p>
          </table:table-cell>
          <table:table-cell table:formula="of:=FORECAST([.$H$6];[.K4:.K5];[.J4:.J5])" office:value-type="float" office:value="0.18" calcext:value-type="float">
            <text:p>0.18</text:p>
          </table:table-cell>
          <table:table-cell table:formula="of:=FORECAST([.$H$7];[.K4:.K5];[.J4:.J5])" office:value-type="float" office:value="0.18" calcext:value-type="float">
            <text:p>0.1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0.5" calcext:value-type="float">
            <text:p>0.5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5:.K6];[.J5:.J6])" office:value-type="float" office:value="0.22" calcext:value-type="float">
            <text:p>0.22</text:p>
          </table:table-cell>
          <table:table-cell table:formula="of:=FORECAST([.$H$6];[.K5:.K6];[.J5:.J6])" office:value-type="float" office:value="0.22" calcext:value-type="float">
            <text:p>0.22</text:p>
          </table:table-cell>
          <table:table-cell table:formula="of:=FORECAST([.$H$7];[.K5:.K6];[.J5:.J6])" office:value-type="float" office:value="0.22" calcext:value-type="float">
            <text:p>0.2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6:.K7];[.J6:.J7])" office:value-type="float" office:value="0.37" calcext:value-type="float">
            <text:p>0.37</text:p>
          </table:table-cell>
          <table:table-cell table:formula="of:=FORECAST([.$H$6];[.K6:.K7];[.J6:.J7])" office:value-type="float" office:value="0.37" calcext:value-type="float">
            <text:p>0.37</text:p>
          </table:table-cell>
          <table:table-cell table:formula="of:=FORECAST([.$H$7];[.K6:.K7];[.J6:.J7])"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L1/(w1+w2)</text:p>
          </table:table-cell>
          <table:table-cell/>
          <table:table-cell table:formula="of:=[.H4]/([.D7]+[.D8])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7:.K8];[.J7:.J8])" office:value-type="float" office:value="0.595" calcext:value-type="float">
            <text:p>0.595</text:p>
          </table:table-cell>
          <table:table-cell table:formula="of:=FORECAST([.$H$6];[.K7:.K8];[.J7:.J8])" office:value-type="float" office:value="0.595" calcext:value-type="float">
            <text:p>0.595</text:p>
          </table:table-cell>
          <table:table-cell table:formula="of:=FORECAST([.$H$7];[.K7:.K8];[.J7:.J8])" office:value-type="float" office:value="0.595" calcext:value-type="float">
            <text:p>0.59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weff1</text:p>
          </table:table-cell>
          <table:table-cell/>
          <table:table-cell table:formula="of:=VLOOKUP([.H5];[.$J$4:.$M$13];3)*[.D7]" office:value-type="float" office:value="0.072" calcext:value-type="float">
            <text:p>0.0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8:.K9];[.J8:.J9])" office:value-type="float" office:value="0.735" calcext:value-type="float">
            <text:p>0.735</text:p>
          </table:table-cell>
          <table:table-cell table:formula="of:=FORECAST([.$H$6];[.K8:.K9];[.J8:.J9])" office:value-type="float" office:value="0.735" calcext:value-type="float">
            <text:p>0.735</text:p>
          </table:table-cell>
          <table:table-cell table:formula="of:=FORECAST([.$H$7];[.K8:.K9];[.J8:.J9])" office:value-type="float" office:value="0.735" calcext:value-type="float">
            <text:p>0.73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VLOOKUP([.H6];[.$J$4:.$M$13];3)*[.D8]" office:value-type="float" office:value="0.072" calcext:value-type="float">
            <text:p>0.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9:.K10];[.J9:.J10])" office:value-type="float" office:value="0.87" calcext:value-type="float">
            <text:p>0.87</text:p>
          </table:table-cell>
          <table:table-cell table:formula="of:=FORECAST([.$H$6];[.K9:.K10];[.J9:.J10])" office:value-type="float" office:value="0.87" calcext:value-type="float">
            <text:p>0.87</text:p>
          </table:table-cell>
          <table:table-cell table:formula="of:=FORECAST([.$H$7];[.K9:.K10];[.J9:.J10])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10:.K11];[.J10:.J11])" office:value-type="float" office:value="0.9085" calcext:value-type="float">
            <text:p>0.9085</text:p>
          </table:table-cell>
          <table:table-cell table:formula="of:=FORECAST([.$H$6];[.K10:.K11];[.J10:.J11])" office:value-type="float" office:value="0.9085" calcext:value-type="float">
            <text:p>0.9085</text:p>
          </table:table-cell>
          <table:table-cell table:formula="of:=FORECAST([.$H$7];[.K10:.K11];[.J10:.J11])" office:value-type="float" office:value="0.9085" calcext:value-type="float">
            <text:p>0.908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1 + foot width</text:p>
          </table:table-cell>
          <table:table-cell/>
          <table:table-cell table:formula="of:=[.H8]+[.K2]" office:value-type="float" office:value="0.07656" calcext:value-type="float">
            <text:p>0.07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1:.K12];[.J11:.J12])" office:value-type="float" office:value="0.9605" calcext:value-type="float">
            <text:p>0.9605</text:p>
          </table:table-cell>
          <table:table-cell table:formula="of:=FORECAST([.$H$6];[.K11:.K12];[.J11:.J12])" office:value-type="float" office:value="0.9605" calcext:value-type="float">
            <text:p>0.9605</text:p>
          </table:table-cell>
          <table:table-cell table:formula="of:=FORECAST([.$H$7];[.K11:.K12];[.J11:.J12])" office:value-type="float" office:value="0.9605" calcext:value-type="float">
            <text:p>0.96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11]+[.H9]" office:value-type="float" office:value="0.14856" calcext:value-type="float">
            <text:p>0.148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2:.K13];[.J12:.J13])" office:value-type="float" office:value="0.983" calcext:value-type="float">
            <text:p>0.983</text:p>
          </table:table-cell>
          <table:table-cell table:formula="of:=FORECAST([.$H$6];[.K12:.K13];[.J12:.J13])" office:value-type="float" office:value="0.983" calcext:value-type="float">
            <text:p>0.983</text:p>
          </table:table-cell>
          <table:table-cell table:formula="of:=FORECAST([.$H$7];[.K12:.K13];[.J12:.J13])" office:value-type="float" office:value="0.983" calcext:value-type="float">
            <text:p>0.98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9]+[.H8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VLOOKUP([.H7];[.$J$4:.$M$13];3)*([.D7]+[.D8])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ff1</text:p>
          </table:table-cell>
          <table:table-cell/>
          <table:table-cell table:formula="of:=[.D7]/([.D7]+[.D8])*[.H16]" office:value-type="float" office:value="0.072" calcext:value-type="float">
            <text:p>0.072</text:p>
          </table:table-cell>
          <table:table-cell table:formula="of:=[.K2]+[.H17]" office:value-type="float" office:value="0.07656" calcext:value-type="float">
            <text:p>0.076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4" calcext:value-type="float">
            <text:p>0.4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[.D8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ff1 + foot width</text:p>
          </table:table-cell>
          <table:table-cell/>
          <table:table-cell table:formula="of:=[.H16]+[.K2]" office:value-type="float" office:value="0.14856" calcext:value-type="float">
            <text:p>0.14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1.01" calcext:value-type="float">
            <text:p>1.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/>
          <table:table-cell office:value-type="string" calcext:value-type="string">
            <text:p>stiffener_side_01_inp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7.225" calcext:value-type="float">
            <text:p>17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0.875" calcext:value-type="float">
            <text:p>10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12.85" calcext:value-type="float">
            <text:p>12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7.75" calcext:value-type="float">
            <text:p>7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2.85" calcext:value-type="float">
            <text:p>12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7.75" calcext:value-type="float">
            <text:p>7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7.5" calcext:value-type="float">
            <text:p>7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0" calcext:value-type="float">
            <text:p>10</text:p>
          </table:table-cell>
          <table:table-cell table:number-columns-repeated="10"/>
        </table:table-row>
      </table:table>
      <table:table table:name="Side Stiffener 01 Stiff calc" table:style-name="ta1">
        <office:forms form:automatic-focus="false" form:apply-design-mode="false"/>
        <table:table-column table:style-name="co2" table:number-columns-repeated="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H19]" office:value-type="float" office:value="0.14856" calcext:value-type="float">
            <text:p>0.148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3])" office:value-type="float" office:value="0" calcext:value-type="float">
            <text:p>0</text:p>
          </table:table-cell>
          <table:table-cell table:formula="of:=SIN([.G3])" office:value-type="float" office:value="0" calcext:value-type="float">
            <text:p>0</text:p>
          </table:table-cell>
          <table:table-cell table:formula="of:=COS([.H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/2*[.I3]" office:value-type="float" office:value="0.00228" calcext:value-type="float">
            <text:p>0.00228</text:p>
          </table:table-cell>
          <table:table-cell table:formula="of:=[.K3]+[.J3]" office:value-type="float" office:value="0.00228" calcext:value-type="float">
            <text:p>0.00228</text:p>
          </table:table-cell>
          <table:table-cell table:formula="of:=[.B3]*[.C3]" office:value-type="float" office:value="0.0006774336" calcext:value-type="float">
            <text:p>0.0006774336</text:p>
          </table:table-cell>
          <table:table-cell table:formula="of:=[.B3]*[.C3]*([.B3]^2*[.H3]^2+[.C3]^2*[.I3]^2)/12" office:value-type="float" office:value="0.00000000117385694208" calcext:value-type="float">
            <text:p>1.17385694208E-09</text:p>
          </table:table-cell>
          <table:table-cell table:formula="of:=[.D3]*[.M3]" office:value-type="float" office:value="18208.6789412669" calcext:value-type="float">
            <text:p>18208.6789412669</text:p>
          </table:table-cell>
          <table:table-cell table:formula="of:=[.O3]*[.L3]" office:value-type="float" office:value="41.5157879860886" calcext:value-type="float">
            <text:p>41.5157879860886</text:p>
          </table:table-cell>
          <table:table-cell table:formula="of:=[.P3]*[.L3]" office:value-type="float" office:value="0.0946559966082819" calcext:value-type="float">
            <text:p>0.0946559966082819</text:p>
          </table:table-cell>
          <table:table-cell table:formula="of:=[.D3]*[.N3]" office:value-type="float" office:value="0.0315519988694273" calcext:value-type="float">
            <text:p>0.0315519988694273</text:p>
          </table:table-cell>
          <table:table-cell table:formula="of:=[.R3]+[.Q3]" office:value-type="float" office:value="0.126207995477709" calcext:value-type="float">
            <text:p>0.126207995477709</text:p>
          </table:table-cell>
          <table:table-cell table:formula="of:=[.E3]*[.M3]" office:value-type="float" office:value="3068.774208" calcext:value-type="float">
            <text:p>3068.7742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4])" office:value-type="float" office:value="0.349065850398866" calcext:value-type="float">
            <text:p>0.349065850398866</text:p>
          </table:table-cell>
          <table:table-cell table:formula="of:=SIN([.G4])" office:value-type="float" office:value="0.342020143325669" calcext:value-type="float">
            <text:p>0.342020143325669</text:p>
          </table:table-cell>
          <table:table-cell table:formula="of:=COS([.G4])" office:value-type="float" office:value="0.939692620785908" calcext:value-type="float">
            <text:p>0.939692620785908</text:p>
          </table:table-cell>
          <table:table-cell table:formula="of:=[.C3]*[.I3]" office:value-type="float" office:value="0.00456" calcext:value-type="float">
            <text:p>0.00456</text:p>
          </table:table-cell>
          <table:table-cell table:formula="of:=[.C4]/2*[.I4]" office:value-type="float" office:value="0.0234923155196477" calcext:value-type="float">
            <text:p>0.0234923155196477</text:p>
          </table:table-cell>
          <table:table-cell table:formula="of:=[.K4]+[.J4]" office:value-type="float" office:value="0.0280523155196477" calcext:value-type="float">
            <text:p>0.0280523155196477</text:p>
          </table:table-cell>
          <table:table-cell table:formula="of:=[.B4]*[.C4]" office:value-type="float" office:value="0.000228" calcext:value-type="float">
            <text:p>0.000228</text:p>
          </table:table-cell>
          <table:table-cell table:formula="of:=[.B4]*[.C4]*([.B4]^2*[.H4]^2+[.C4]^2*[.I4]^2)/12" office:value-type="float" office:value="0.00000004198977091762" calcext:value-type="float">
            <text:p>4.19897709176176E-08</text:p>
          </table:table-cell>
          <table:table-cell table:formula="of:=[.D4]*[.M4]" office:value-type="float" office:value="3196.09484819562" calcext:value-type="float">
            <text:p>3196.09484819562</text:p>
          </table:table-cell>
          <table:table-cell table:formula="of:=[.O4]*[.L4]" office:value-type="float" office:value="89.6578611123041" calcext:value-type="float">
            <text:p>89.6578611123041</text:p>
          </table:table-cell>
          <table:table-cell table:formula="of:=[.P4]*[.L4]" office:value-type="float" office:value="2.51511060873911" calcext:value-type="float">
            <text:p>2.51511060873911</text:p>
          </table:table-cell>
          <table:table-cell table:formula="of:=[.D4]*[.B4]*[.C4]^3/12" office:value-type="float" office:value="0.665853093374087" calcext:value-type="float">
            <text:p>0.665853093374087</text:p>
          </table:table-cell>
          <table:table-cell table:formula="of:=[.R4]+[.Q4]" office:value-type="float" office:value="3.18096370211319" calcext:value-type="float">
            <text:p>3.18096370211319</text:p>
          </table:table-cell>
          <table:table-cell table:formula="of:=[.E4]*[.M4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5])" office:value-type="float" office:value="0.349065850398866" calcext:value-type="float">
            <text:p>0.349065850398866</text:p>
          </table:table-cell>
          <table:table-cell table:formula="of:=SIN([.G5])" office:value-type="float" office:value="0.342020143325669" calcext:value-type="float">
            <text:p>0.342020143325669</text:p>
          </table:table-cell>
          <table:table-cell table:formula="of:=COS([.G5])" office:value-type="float" office:value="0.939692620785908" calcext:value-type="float">
            <text:p>0.939692620785908</text:p>
          </table:table-cell>
          <table:table-cell table:formula="of:=[.J4]+[.C4]*[.I4]+([.B5]-[.B4])/2*[.H5]" office:value-type="float" office:value="0.0541850265457696" calcext:value-type="float">
            <text:p>0.0541850265457696</text:p>
          </table:table-cell>
          <table:table-cell table:formula="of:=[.C5]/2*[.I5]" office:value-type="float" office:value="0.00214249917539187" calcext:value-type="float">
            <text:p>0.00214249917539187</text:p>
          </table:table-cell>
          <table:table-cell table:formula="of:=[.K5]+[.J5]" office:value-type="float" office:value="0.0563275257211615" calcext:value-type="float">
            <text:p>0.0563275257211615</text:p>
          </table:table-cell>
          <table:table-cell table:formula="of:=[.B5]*[.C5]" office:value-type="float" office:value="0.0000912" calcext:value-type="float">
            <text:p>0.0000912</text:p>
          </table:table-cell>
          <table:table-cell table:formula="of:=[.B5]*[.C5]*([.B5]^2*[.H5]^2+[.C5]^2*[.I5]^2)/12" office:value-type="float" office:value="0.00000000049515764904" calcext:value-type="float">
            <text:p>4.95157649042421E-10</text:p>
          </table:table-cell>
          <table:table-cell table:formula="of:=[.D5]*[.M5]" office:value-type="float" office:value="2451.35688493092" calcext:value-type="float">
            <text:p>2451.35688493092</text:p>
          </table:table-cell>
          <table:table-cell table:formula="of:=[.O5]*[.L5]" office:value-type="float" office:value="138.078867987693" calcext:value-type="float">
            <text:p>138.078867987693</text:p>
          </table:table-cell>
          <table:table-cell table:formula="of:=[.P5]*[.L5]" office:value-type="float" office:value="7.77764098812563" calcext:value-type="float">
            <text:p>7.77764098812563</text:p>
          </table:table-cell>
          <table:table-cell table:formula="of:=[.D5]*[.B5]*[.C5]^3/12" office:value-type="float" office:value="0.00424771121020831" calcext:value-type="float">
            <text:p>0.00424771121020831</text:p>
          </table:table-cell>
          <table:table-cell table:formula="of:=[.R5]+[.Q5]" office:value-type="float" office:value="7.78188869933584" calcext:value-type="float">
            <text:p>7.78188869933584</text:p>
          </table:table-cell>
          <table:table-cell table:formula="of:=[.E5]*[.M5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float" office:value="26878913.2119619" calcext:value-type="float">
            <text:p>26878913.2119619</text:p>
          </table:table-cell>
          <table:table-cell table:number-columns-repeated="10"/>
          <table:table-cell table:formula="of:=SUM([.O3:.O5])" office:value-type="float" office:value="23856.1306743935" calcext:value-type="float">
            <text:p>23856.1306743935</text:p>
          </table:table-cell>
          <table:table-cell table:formula="of:=SUM([.P3:.P5])" office:value-type="float" office:value="269.252517086086" calcext:value-type="float">
            <text:p>269.252517086086</text:p>
          </table:table-cell>
          <table:table-cell/>
          <table:table-cell table:formula="of:=SUM([.R3:.R5])" office:value-type="float" office:value="0.701652803453723" calcext:value-type="float">
            <text:p>0.701652803453723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zln</text:p>
          </table:table-cell>
          <table:table-cell table:formula="of:=[.P7]/[.O7]" office:value-type="float" office:value="0.0112865125011699" calcext:value-type="float">
            <text:p>0.0112865125011699</text:p>
          </table:table-cell>
          <table:table-cell office:value-type="string" calcext:value-type="string">
            <text:p>EI Base</text:p>
          </table:table-cell>
          <table:table-cell table:formula="of:=SUM([.S3:.S5])" office:value-type="float" office:value="11.0890603969267" calcext:value-type="float">
            <text:p>11.0890603969267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EI ln</text:p>
          </table:table-cell>
          <table:table-cell table:formula="of:=[.S10]-[.O7]*[.Q10]^2" office:value-type="float" office:value="8.05013849686316" calcext:value-type="float">
            <text:p>8.0501384968631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8"/>
          <table:table-cell office:value-type="float" office:value="8.13235580701771" calcext:value-type="float">
            <text:p>8.13235580701771</text:p>
          </table:table-cell>
          <table:table-cell/>
        </table:table-row>
        <table:table-row table:style-name="ro1">
          <table:table-cell table:number-columns-repeated="18"/>
          <table:table-cell table:formula="of:=[.S13]/[.S11]" office:value-type="float" office:value="1.01021315474095" calcext:value-type="float">
            <text:p>1.01021315474095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7" office:value-type="float" office:value="0.0000051984" calcext:value-type="float">
            <text:p>5.20E-06</text:p>
          </table:table-cell>
          <table:table-cell table:formula="of:=[.K3]-[.K16]" office:value-type="float" office:value="0.0022748016" calcext:value-type="float">
            <text:p>0.0022748016</text:p>
          </table:table-cell>
          <table:table-cell table:number-columns-repeated="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\</text:p>
          </table:table-cell>
          <table:table-cell table:number-columns-repeated="12"/>
        </table:table-row>
      </table:table>
      <table:table table:name="L bar 01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D3]*[.H3]" office:value-type="float" office:value="3196.09484819562" calcext:value-type="float">
            <text:p>3196.09484819562</text:p>
          </table:table-cell>
          <table:table-cell table:formula="of:=[.I3]*[.G3]" office:value-type="float" office:value="79.9023712048905" calcext:value-type="float">
            <text:p>79.9023712048905</text:p>
          </table:table-cell>
          <table:table-cell table:formula="of:=[.J3]*[.G3]" office:value-type="float" office:value="1.99755928012226" calcext:value-type="float">
            <text:p>1.99755928012226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L3]+[.K3]" office:value-type="float" office:value="2.66341237349635" calcext:value-type="float">
            <text:p>2.66341237349635</text:p>
          </table:table-cell>
          <table:table-cell table:formula="of:=[.E3]*[.H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2" calcext:value-type="float">
            <text:p>2451.35688493092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19" calcext:value-type="float">
            <text:p>6.70004471572219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" calcext:value-type="float">
            <text:p>6.7042924269324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5647.45173312654" calcext:value-type="float">
            <text:p>5647.45173312654</text:p>
          </table:table-cell>
          <table:table-cell table:formula="of:=SUM([.J3:.J4])" office:value-type="float" office:value="208.059309149079" calcext:value-type="float">
            <text:p>208.059309149079</text:p>
          </table:table-cell>
          <table:table-cell/>
          <table:table-cell table:formula="of:=SUM([.L3:.L4])" office:value-type="float" office:value="0.670100804584296" calcext:value-type="float">
            <text:p>0.67010080458429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68412726626162" calcext:value-type="float">
            <text:p>0.0368412726626162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9.36770480042875" calcext:value-type="float">
            <text:p>9.3677048004287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1.70253506207197" calcext:value-type="float">
            <text:p>1.70253506207197</text:p>
          </table:table-cell>
          <table:table-cell/>
        </table:table-row>
      </table:table>
      <table:table table:name="Sheet12" table:style-name="ta1">
        <office:forms form:automatic-focus="false" form:apply-design-mode="false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H17]" office:value-type="float" office:value="0.072" calcext:value-type="float">
            <text:p>0.07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2])" office:value-type="float" office:value="0" calcext:value-type="float">
            <text:p>0</text:p>
          </table:table-cell>
          <table:table-cell table:formula="of:=SIN([.G2])" office:value-type="float" office:value="0" calcext:value-type="float">
            <text:p>0</text:p>
          </table:table-cell>
          <table:table-cell table:formula="of:=COS([.H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2*[.I2]" office:value-type="float" office:value="0.00228" calcext:value-type="float">
            <text:p>0.00228</text:p>
          </table:table-cell>
          <table:table-cell table:formula="of:=[.K2]+[.J2]" office:value-type="float" office:value="0.00228" calcext:value-type="float">
            <text:p>0.00228</text:p>
          </table:table-cell>
          <table:table-cell table:formula="of:=[.B2]*[.C2]" office:value-type="float" office:value="0.00032832" calcext:value-type="float">
            <text:p>0.00032832</text:p>
          </table:table-cell>
          <table:table-cell table:formula="of:=[.B2]*[.C2]*([.B2]^2*[.H2]^2+[.C2]^2*[.I2]^2)/12" office:value-type="float" office:value="0.000000000568912896" calcext:value-type="float">
            <text:p>5.68912896E-10</text:p>
          </table:table-cell>
          <table:table-cell table:formula="of:=[.D2]*[.M2]" office:value-type="float" office:value="8824.88478575133" calcext:value-type="float">
            <text:p>8824.88478575133</text:p>
          </table:table-cell>
          <table:table-cell table:formula="of:=[.O2]*[.L2]" office:value-type="float" office:value="20.120737311513" calcext:value-type="float">
            <text:p>20.120737311513</text:p>
          </table:table-cell>
          <table:table-cell table:formula="of:=[.P2]*[.L2]" office:value-type="float" office:value="0.0458752810702497" calcext:value-type="float">
            <text:p>0.0458752810702497</text:p>
          </table:table-cell>
          <table:table-cell table:formula="of:=[.D2]*[.N2]" office:value-type="float" office:value="0.0152917603567499" calcext:value-type="float">
            <text:p>0.0152917603567499</text:p>
          </table:table-cell>
          <table:table-cell table:formula="of:=[.R2]+[.Q2]" office:value-type="float" office:value="0.0611670414269996" calcext:value-type="float">
            <text:p>0.0611670414269996</text:p>
          </table:table-cell>
          <table:table-cell table:formula="of:=[.E2]*[.M2]" office:value-type="float" office:value="1487.2896" calcext:value-type="float">
            <text:p>1487.2896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3])" office:value-type="float" office:value="0.349065850398866" calcext:value-type="float">
            <text:p>0.349065850398866</text:p>
          </table:table-cell>
          <table:table-cell table:formula="of:=SIN([.G3])" office:value-type="float" office:value="0.342020143325669" calcext:value-type="float">
            <text:p>0.342020143325669</text:p>
          </table:table-cell>
          <table:table-cell table:formula="of:=COS([.G3])" office:value-type="float" office:value="0.939692620785908" calcext:value-type="float">
            <text:p>0.939692620785908</text:p>
          </table:table-cell>
          <table:table-cell table:formula="of:=[.C2]*[.I2]" office:value-type="float" office:value="0.00456" calcext:value-type="float">
            <text:p>0.00456</text:p>
          </table:table-cell>
          <table:table-cell table:formula="of:=[.C3]/2*[.I3]" office:value-type="float" office:value="0.0234923155196477" calcext:value-type="float">
            <text:p>0.0234923155196477</text:p>
          </table:table-cell>
          <table:table-cell table:formula="of:=[.K3]+[.J3]" office:value-type="float" office:value="0.0280523155196477" calcext:value-type="float">
            <text:p>0.0280523155196477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B3]*[.C3]*([.B3]^2*[.H3]^2+[.C3]^2*[.I3]^2)/12" office:value-type="float" office:value="0.00000004198977091762" calcext:value-type="float">
            <text:p>4.19897709176176E-08</text:p>
          </table:table-cell>
          <table:table-cell table:formula="of:=[.D3]*[.M3]" office:value-type="float" office:value="3196.09484819562" calcext:value-type="float">
            <text:p>3196.09484819562</text:p>
          </table:table-cell>
          <table:table-cell table:formula="of:=[.O3]*[.L3]" office:value-type="float" office:value="89.6578611123041" calcext:value-type="float">
            <text:p>89.6578611123041</text:p>
          </table:table-cell>
          <table:table-cell table:formula="of:=[.P3]*[.L3]" office:value-type="float" office:value="2.51511060873911" calcext:value-type="float">
            <text:p>2.51511060873911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R3]+[.Q3]" office:value-type="float" office:value="3.18096370211319" calcext:value-type="float">
            <text:p>3.18096370211319</text:p>
          </table:table-cell>
          <table:table-cell table:formula="of:=[.E3]*[.M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4])" office:value-type="float" office:value="0.349065850398866" calcext:value-type="float">
            <text:p>0.349065850398866</text:p>
          </table:table-cell>
          <table:table-cell table:formula="of:=SIN([.G4])" office:value-type="float" office:value="0.342020143325669" calcext:value-type="float">
            <text:p>0.342020143325669</text:p>
          </table:table-cell>
          <table:table-cell table:formula="of:=COS([.G4])" office:value-type="float" office:value="0.939692620785908" calcext:value-type="float">
            <text:p>0.939692620785908</text:p>
          </table:table-cell>
          <table:table-cell table:formula="of:=[.J3]+[.C3]*[.I3]+([.B4]-[.B3])/2*[.H4]" office:value-type="float" office:value="0.0541850265457696" calcext:value-type="float">
            <text:p>0.0541850265457696</text:p>
          </table:table-cell>
          <table:table-cell table:formula="of:=[.C4]/2*[.I4]" office:value-type="float" office:value="0.00214249917539187" calcext:value-type="float">
            <text:p>0.00214249917539187</text:p>
          </table:table-cell>
          <table:table-cell table:formula="of:=[.K4]+[.J4]" office:value-type="float" office:value="0.0563275257211615" calcext:value-type="float">
            <text:p>0.0563275257211615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B4]*[.C4]*([.B4]^2*[.H4]^2+[.C4]^2*[.I4]^2)/12" office:value-type="float" office:value="0.00000000049515764904" calcext:value-type="float">
            <text:p>4.95157649042421E-10</text:p>
          </table:table-cell>
          <table:table-cell table:formula="of:=[.D4]*[.M4]" office:value-type="float" office:value="2451.35688493092" calcext:value-type="float">
            <text:p>2451.35688493092</text:p>
          </table:table-cell>
          <table:table-cell table:formula="of:=[.O4]*[.L4]" office:value-type="float" office:value="138.078867987693" calcext:value-type="float">
            <text:p>138.078867987693</text:p>
          </table:table-cell>
          <table:table-cell table:formula="of:=[.P4]*[.L4]" office:value-type="float" office:value="7.77764098812563" calcext:value-type="float">
            <text:p>7.77764098812563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R4]+[.Q4]" office:value-type="float" office:value="7.78188869933584" calcext:value-type="float">
            <text:p>7.78188869933584</text:p>
          </table:table-cell>
          <table:table-cell table:formula="of:=[.E4]*[.M4]" office:value-type="float" office:value="413.136" calcext:value-type="float">
            <text:p>413.136</text:p>
          </table:table-cell>
        </table:table-row>
      </table:table>
      <table:table table:name="Sheet12_2" table:style-name="ta1">
        <office:forms form:automatic-focus="false" form:apply-design-mode="false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I17]" office:value-type="float" office:value="0.07656" calcext:value-type="float">
            <text:p>0.076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2])" office:value-type="float" office:value="0" calcext:value-type="float">
            <text:p>0</text:p>
          </table:table-cell>
          <table:table-cell table:formula="of:=SIN([.G2])" office:value-type="float" office:value="0" calcext:value-type="float">
            <text:p>0</text:p>
          </table:table-cell>
          <table:table-cell table:formula="of:=COS([.H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2*[.I2]" office:value-type="float" office:value="0.00228" calcext:value-type="float">
            <text:p>0.00228</text:p>
          </table:table-cell>
          <table:table-cell table:formula="of:=[.K2]+[.J2]" office:value-type="float" office:value="0.00228" calcext:value-type="float">
            <text:p>0.00228</text:p>
          </table:table-cell>
          <table:table-cell table:formula="of:=[.B2]*[.C2]" office:value-type="float" office:value="0.0003491136" calcext:value-type="float">
            <text:p>0.0003491136</text:p>
          </table:table-cell>
          <table:table-cell table:formula="of:=[.B2]*[.C2]*([.B2]^2*[.H2]^2+[.C2]^2*[.I2]^2)/12" office:value-type="float" office:value="0.00000000060494404608" calcext:value-type="float">
            <text:p>6.0494404608E-10</text:p>
          </table:table-cell>
          <table:table-cell table:formula="of:=[.D2]*[.M2]" office:value-type="float" office:value="9383.79415551558" calcext:value-type="float">
            <text:p>9383.79415551558</text:p>
          </table:table-cell>
          <table:table-cell table:formula="of:=[.O2]*[.L2]" office:value-type="float" office:value="21.3950506745755" calcext:value-type="float">
            <text:p>21.3950506745755</text:p>
          </table:table-cell>
          <table:table-cell table:formula="of:=[.P2]*[.L2]" office:value-type="float" office:value="0.0487807155380322" calcext:value-type="float">
            <text:p>0.0487807155380322</text:p>
          </table:table-cell>
          <table:table-cell table:formula="of:=[.D2]*[.N2]" office:value-type="float" office:value="0.0162602385126774" calcext:value-type="float">
            <text:p>0.0162602385126774</text:p>
          </table:table-cell>
          <table:table-cell table:formula="of:=[.R2]+[.Q2]" office:value-type="float" office:value="0.0650409540507096" calcext:value-type="float">
            <text:p>0.0650409540507096</text:p>
          </table:table-cell>
          <table:table-cell table:formula="of:=[.E2]*[.M2]" office:value-type="float" office:value="1581.484608" calcext:value-type="float">
            <text:p>1581.4846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3])" office:value-type="float" office:value="0.349065850398866" calcext:value-type="float">
            <text:p>0.349065850398866</text:p>
          </table:table-cell>
          <table:table-cell table:formula="of:=SIN([.G3])" office:value-type="float" office:value="0.342020143325669" calcext:value-type="float">
            <text:p>0.342020143325669</text:p>
          </table:table-cell>
          <table:table-cell table:formula="of:=COS([.G3])" office:value-type="float" office:value="0.939692620785908" calcext:value-type="float">
            <text:p>0.939692620785908</text:p>
          </table:table-cell>
          <table:table-cell table:formula="of:=[.C2]*[.I2]" office:value-type="float" office:value="0.00456" calcext:value-type="float">
            <text:p>0.00456</text:p>
          </table:table-cell>
          <table:table-cell table:formula="of:=[.C3]/2*[.I3]" office:value-type="float" office:value="0.0234923155196477" calcext:value-type="float">
            <text:p>0.0234923155196477</text:p>
          </table:table-cell>
          <table:table-cell table:formula="of:=[.K3]+[.J3]" office:value-type="float" office:value="0.0280523155196477" calcext:value-type="float">
            <text:p>0.0280523155196477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B3]*[.C3]*([.B3]^2*[.H3]^2+[.C3]^2*[.I3]^2)/12" office:value-type="float" office:value="0.00000004198977091762" calcext:value-type="float">
            <text:p>4.19897709176176E-08</text:p>
          </table:table-cell>
          <table:table-cell table:formula="of:=[.D3]*[.M3]" office:value-type="float" office:value="3196.09484819562" calcext:value-type="float">
            <text:p>3196.09484819562</text:p>
          </table:table-cell>
          <table:table-cell table:formula="of:=[.O3]*[.L3]" office:value-type="float" office:value="89.6578611123041" calcext:value-type="float">
            <text:p>89.6578611123041</text:p>
          </table:table-cell>
          <table:table-cell table:formula="of:=[.P3]*[.L3]" office:value-type="float" office:value="2.51511060873911" calcext:value-type="float">
            <text:p>2.51511060873911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R3]+[.Q3]" office:value-type="float" office:value="3.18096370211319" calcext:value-type="float">
            <text:p>3.18096370211319</text:p>
          </table:table-cell>
          <table:table-cell table:formula="of:=[.E3]*[.M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4])" office:value-type="float" office:value="0.349065850398866" calcext:value-type="float">
            <text:p>0.349065850398866</text:p>
          </table:table-cell>
          <table:table-cell table:formula="of:=SIN([.G4])" office:value-type="float" office:value="0.342020143325669" calcext:value-type="float">
            <text:p>0.342020143325669</text:p>
          </table:table-cell>
          <table:table-cell table:formula="of:=COS([.G4])" office:value-type="float" office:value="0.939692620785908" calcext:value-type="float">
            <text:p>0.939692620785908</text:p>
          </table:table-cell>
          <table:table-cell table:formula="of:=[.J3]+[.C3]*[.I3]+([.B4]-[.B3])/2*[.H4]" office:value-type="float" office:value="0.0541850265457696" calcext:value-type="float">
            <text:p>0.0541850265457696</text:p>
          </table:table-cell>
          <table:table-cell table:formula="of:=[.C4]/2*[.I4]" office:value-type="float" office:value="0.00214249917539187" calcext:value-type="float">
            <text:p>0.00214249917539187</text:p>
          </table:table-cell>
          <table:table-cell table:formula="of:=[.K4]+[.J4]" office:value-type="float" office:value="0.0563275257211615" calcext:value-type="float">
            <text:p>0.0563275257211615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B4]*[.C4]*([.B4]^2*[.H4]^2+[.C4]^2*[.I4]^2)/12" office:value-type="float" office:value="0.00000000049515764904" calcext:value-type="float">
            <text:p>4.95157649042421E-10</text:p>
          </table:table-cell>
          <table:table-cell table:formula="of:=[.D4]*[.M4]" office:value-type="float" office:value="2451.35688493092" calcext:value-type="float">
            <text:p>2451.35688493092</text:p>
          </table:table-cell>
          <table:table-cell table:formula="of:=[.O4]*[.L4]" office:value-type="float" office:value="138.078867987693" calcext:value-type="float">
            <text:p>138.078867987693</text:p>
          </table:table-cell>
          <table:table-cell table:formula="of:=[.P4]*[.L4]" office:value-type="float" office:value="7.77764098812563" calcext:value-type="float">
            <text:p>7.77764098812563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R4]+[.Q4]" office:value-type="float" office:value="7.78188869933584" calcext:value-type="float">
            <text:p>7.78188869933584</text:p>
          </table:table-cell>
          <table:table-cell table:formula="of:=[.E4]*[.M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formula="of:=[.K2]*[.I3]" office:value-type="float" office:value="0.00214249917539187" calcext:value-type="float">
            <text:p>0.002142499175391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R$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09:44:09.3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19T12:26:10.222000000</dc:date>
    <meta:editing-cycles>17</meta:editing-cycles>
    <meta:editing-duration>P3DT14M13S</meta:editing-duration>
    <meta:generator>LibreOffice/7.2.1.2$Windows_X86_64 LibreOffice_project/87b77fad49947c1441b67c559c339af8f3517e22</meta:generator>
    <meta:document-statistic meta:table-count="13" meta:cell-count="1829" meta:object-count="0"/>
  </office:meta>
</office:document-meta>
</file>